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98.9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475pt"/>
    </style:style>
    <style:style style:name="co6" style:family="table-column">
      <style:table-column-properties fo:break-before="auto" style:column-width="266.8pt"/>
    </style:style>
    <style:style style:name="co7" style:family="table-column">
      <style:table-column-properties fo:break-before="auto" style:column-width="371.31pt"/>
    </style:style>
    <style:style style:name="co8" style:family="table-column">
      <style:table-column-properties fo:break-before="auto" style:column-width="375.11pt"/>
    </style:style>
    <style:style style:name="co9" style:family="table-column">
      <style:table-column-properties fo:break-before="auto" style:column-width="416.6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GWAS_by_gene_formatted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Gene</text:p>
          </table:table-cell>
          <table:table-cell table:style-name="ce1" office:value-type="string" calcext:value-type="string">
            <text:p>Gene ID</text:p>
          </table:table-cell>
          <table:table-cell table:style-name="ce1" office:value-type="string" calcext:value-type="string">
            <text:p>SNP rs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PubMed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P-Valu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C004805.1</text:p>
          </table:table-cell>
          <table:table-cell office:value-type="string" calcext:value-type="string">
            <text:p>NaN</text:p>
          </table:table-cell>
          <table:table-cell office:value-type="float" office:value="9915454" calcext:value-type="float">
            <text:p>9915454</text:p>
          </table:table-cell>
          <table:table-cell office:value-type="float" office:value="17" calcext:value-type="float">
            <text:p>17</text:p>
          </table:table-cell>
          <table:table-cell office:value-type="float" office:value="65633120" calcext:value-type="float">
            <text:p>65633120</text:p>
          </table:table-cell>
          <table:table-cell office:value-type="string" calcext:value-type="string">
            <text:p>European</text:p>
          </table:table-cell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intron_variant</text:p>
          </table:table-cell>
          <table:table-cell office:value-type="float" office:value="0.000005" calcext:value-type="float">
            <text:p>0.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05165.1</text:p>
          </table:table-cell>
          <table:table-cell office:value-type="float" office:value="646588" calcext:value-type="float">
            <text:p>646588</text:p>
          </table:table-cell>
          <table:table-cell office:value-type="float" office:value="12700667" calcext:value-type="float">
            <text:p>12700667</text:p>
          </table:table-cell>
          <table:table-cell office:value-type="float" office:value="7" calcext:value-type="float">
            <text:p>7</text:p>
          </table:table-cell>
          <table:table-cell office:value-type="float" office:value="25862019" calcext:value-type="float">
            <text:p>25862019</text:p>
          </table:table-cell>
          <table:table-cell office:value-type="string" calcext:value-type="string">
            <text:p>European,East Asian|European,European, East Asian</text:p>
          </table:table-cell>
          <table:table-cell office:value-type="string" calcext:value-type="string">
            <text:p>21151130,23104006,28333195,28537267</text:p>
          </table:table-cell>
          <table:table-cell office:value-type="string" calcext:value-type="string">
            <text:p>intergenic,intergenic_variant</text:p>
          </table:table-cell>
          <table:table-cell office:value-type="string" calcext:value-type="string">
            <text:p>1e-09,4e-09,6e-07,2e-09,9e-10,2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05871.1</text:p>
          </table:table-cell>
          <table:table-cell office:value-type="string" calcext:value-type="string">
            <text:p>NaN</text:p>
          </table:table-cell>
          <table:table-cell office:value-type="float" office:value="855965" calcext:value-type="float">
            <text:p>855965</text:p>
          </table:table-cell>
          <table:table-cell office:value-type="float" office:value="10" calcext:value-type="float">
            <text:p>10</text:p>
          </table:table-cell>
          <table:table-cell office:value-type="float" office:value="117684248" calcext:value-type="float">
            <text:p>117684248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ergenic_variant</text:p>
          </table:table-cell>
          <table:table-cell office:value-type="float" office:value="0.0000004" calcext:value-type="float">
            <text:p>0.0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07422.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141819,6546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637543,67629358</text:p>
          </table:table-cell>
          <table:table-cell office:value-type="string" calcext:value-type="string">
            <text:p>East Asian|European,European, East Asian</text:p>
          </table:table-cell>
          <table:table-cell office:value-type="string" calcext:value-type="string">
            <text:p>23104006,28537267</text:p>
          </table:table-cell>
          <table:table-cell office:value-type="string" calcext:value-type="string">
            <text:p>intergenic,intron_variant</text:p>
          </table:table-cell>
          <table:table-cell office:value-type="string" calcext:value-type="string">
            <text:p>9e-08,3e-08,3e-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08940.1</text:p>
          </table:table-cell>
          <table:table-cell office:value-type="string" calcext:value-type="string">
            <text:p>NaN</text:p>
          </table:table-cell>
          <table:table-cell office:value-type="float" office:value="62355900" calcext:value-type="float">
            <text:p>62355900</text:p>
          </table:table-cell>
          <table:table-cell office:value-type="float" office:value="5" calcext:value-type="float">
            <text:p>5</text:p>
          </table:table-cell>
          <table:table-cell office:value-type="float" office:value="56756868" calcext:value-type="float">
            <text:p>56756868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regulatory_region_variant</text:p>
          </table:table-cell>
          <table:table-cell office:value-type="float" office:value="0.00000005" calcext:value-type="float">
            <text:p>0.00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10719.1</text:p>
          </table:table-cell>
          <table:table-cell office:value-type="string" calcext:value-type="string">
            <text:p>NaN</text:p>
          </table:table-cell>
          <table:table-cell office:value-type="float" office:value="12700667" calcext:value-type="float">
            <text:p>12700667</text:p>
          </table:table-cell>
          <table:table-cell office:value-type="float" office:value="7" calcext:value-type="float">
            <text:p>7</text:p>
          </table:table-cell>
          <table:table-cell office:value-type="float" office:value="25862019" calcext:value-type="float">
            <text:p>25862019</text:p>
          </table:table-cell>
          <table:table-cell office:value-type="string" calcext:value-type="string">
            <text:p>European,East Asian|European,European, East Asian</text:p>
          </table:table-cell>
          <table:table-cell office:value-type="string" calcext:value-type="string">
            <text:p>21151130,23104006,28333195,28537267</text:p>
          </table:table-cell>
          <table:table-cell office:value-type="string" calcext:value-type="string">
            <text:p>intergenic,intergenic_variant</text:p>
          </table:table-cell>
          <table:table-cell office:value-type="string" calcext:value-type="string">
            <text:p>1e-09,4e-09,6e-07,2e-09,9e-10,2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24681.2</text:p>
          </table:table-cell>
          <table:table-cell office:value-type="string" calcext:value-type="string">
            <text:p>NaN</text:p>
          </table:table-cell>
          <table:table-cell office:value-type="float" office:value="16901004" calcext:value-type="float">
            <text:p>16901004</text:p>
          </table:table-cell>
          <table:table-cell office:value-type="float" office:value="8" calcext:value-type="float">
            <text:p>8</text:p>
          </table:table-cell>
          <table:table-cell office:value-type="float" office:value="125958758" calcext:value-type="float">
            <text:p>125958758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09" calcext:value-type="float">
            <text:p>0.0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91730.1</text:p>
          </table:table-cell>
          <table:table-cell office:value-type="string" calcext:value-type="string">
            <text:p>NaN</text:p>
          </table:table-cell>
          <table:table-cell office:value-type="float" office:value="7781172" calcext:value-type="float">
            <text:p>7781172</text:p>
          </table:table-cell>
          <table:table-cell office:value-type="float" office:value="7" calcext:value-type="float">
            <text:p>7</text:p>
          </table:table-cell>
          <table:table-cell office:value-type="float" office:value="49030398" calcext:value-type="float">
            <text:p>49030398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1" calcext:value-type="float">
            <text:p>0.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91804.1</text:p>
          </table:table-cell>
          <table:table-cell office:value-type="string" calcext:value-type="string">
            <text:p>NaN</text:p>
          </table:table-cell>
          <table:table-cell office:value-type="float" office:value="113850637" calcext:value-type="float">
            <text:p>113850637</text:p>
          </table:table-cell>
          <table:table-cell office:value-type="float" office:value="3" calcext:value-type="float">
            <text:p>3</text:p>
          </table:table-cell>
          <table:table-cell office:value-type="float" office:value="104131556" calcext:value-type="float">
            <text:p>104131556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ergenic_variant</text:p>
          </table:table-cell>
          <table:table-cell office:value-type="float" office:value="0.0000008" calcext:value-type="float">
            <text:p>0.0000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92422.1</text:p>
          </table:table-cell>
          <table:table-cell office:value-type="string" calcext:value-type="string">
            <text:p>NaN</text:p>
          </table:table-cell>
          <table:table-cell office:value-type="float" office:value="6782972" calcext:value-type="float">
            <text:p>6782972</text:p>
          </table:table-cell>
          <table:table-cell office:value-type="float" office:value="3" calcext:value-type="float">
            <text:p>3</text:p>
          </table:table-cell>
          <table:table-cell office:value-type="float" office:value="24922859" calcext:value-type="float">
            <text:p>24922859</text:p>
          </table:table-cell>
          <table:table-cell office:value-type="string" calcext:value-type="string">
            <text:p>European</text:p>
          </table:table-cell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intron_variant</text:p>
          </table:table-cell>
          <table:table-cell office:value-type="float" office:value="0.000000003" calcext:value-type="float">
            <text:p>0.000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93840.1</text:p>
          </table:table-cell>
          <table:table-cell office:value-type="string" calcext:value-type="string">
            <text:p>NaN</text:p>
          </table:table-cell>
          <table:table-cell office:value-type="float" office:value="11132055" calcext:value-type="float">
            <text:p>11132055</text:p>
          </table:table-cell>
          <table:table-cell office:value-type="float" office:value="4" calcext:value-type="float">
            <text:p>4</text:p>
          </table:table-cell>
          <table:table-cell office:value-type="float" office:value="181401652" calcext:value-type="float">
            <text:p>18140165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008" calcext:value-type="float">
            <text:p>0.00000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97486.1</text:p>
          </table:table-cell>
          <table:table-cell office:value-type="string" calcext:value-type="string">
            <text:p>NaN</text:p>
          </table:table-cell>
          <table:table-cell office:value-type="float" office:value="1432089" calcext:value-type="float">
            <text:p>1432089</text:p>
          </table:table-cell>
          <table:table-cell office:value-type="float" office:value="4" calcext:value-type="float">
            <text:p>4</text:p>
          </table:table-cell>
          <table:table-cell office:value-type="float" office:value="170869637" calcext:value-type="float">
            <text:p>170869637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006" calcext:value-type="float">
            <text:p>0.0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099671.1</text:p>
          </table:table-cell>
          <table:table-cell office:value-type="string" calcext:value-type="string">
            <text:p>NaN</text:p>
          </table:table-cell>
          <table:table-cell office:value-type="float" office:value="12024204" calcext:value-type="float">
            <text:p>12024204</text:p>
          </table:table-cell>
          <table:table-cell office:value-type="float" office:value="1" calcext:value-type="float">
            <text:p>1</text:p>
          </table:table-cell>
          <table:table-cell office:value-type="float" office:value="79777316" calcext:value-type="float">
            <text:p>79777316</text:p>
          </table:table-cell>
          <table:table-cell office:value-type="string" calcext:value-type="string">
            <text:p>European</text:p>
          </table:table-cell>
          <table:table-cell office:value-type="float" office:value="21151130" calcext:value-type="float">
            <text:p>21151130</text:p>
          </table:table-cell>
          <table:table-cell office:value-type="string" calcext:value-type="string">
            <text:p>intergenic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106799.3</text:p>
          </table:table-cell>
          <table:table-cell office:value-type="string" calcext:value-type="string">
            <text:p>NaN</text:p>
          </table:table-cell>
          <table:table-cell office:value-type="float" office:value="458649" calcext:value-type="float">
            <text:p>458649</text:p>
          </table:table-cell>
          <table:table-cell office:value-type="float" office:value="5" calcext:value-type="float">
            <text:p>5</text:p>
          </table:table-cell>
          <table:table-cell office:value-type="float" office:value="4269377" calcext:value-type="float">
            <text:p>4269377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113137.1</text:p>
          </table:table-cell>
          <table:table-cell office:value-type="string" calcext:value-type="string">
            <text:p>NaN</text:p>
          </table:table-cell>
          <table:table-cell office:value-type="float" office:value="12455952" calcext:value-type="float">
            <text:p>12455952</text:p>
          </table:table-cell>
          <table:table-cell office:value-type="float" office:value="18" calcext:value-type="float">
            <text:p>18</text:p>
          </table:table-cell>
          <table:table-cell office:value-type="float" office:value="61173285" calcext:value-type="float">
            <text:p>61173285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ergenic_variant</text:p>
          </table:table-cell>
          <table:table-cell office:value-type="float" office:value="0.000001" calcext:value-type="float">
            <text:p>0.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H5P2</text:p>
          </table:table-cell>
          <table:table-cell office:value-type="float" office:value="343296" calcext:value-type="float">
            <text:p>343296</text:p>
          </table:table-cell>
          <table:table-cell office:value-type="float" office:value="12024204" calcext:value-type="float">
            <text:p>12024204</text:p>
          </table:table-cell>
          <table:table-cell office:value-type="float" office:value="1" calcext:value-type="float">
            <text:p>1</text:p>
          </table:table-cell>
          <table:table-cell office:value-type="float" office:value="79777316" calcext:value-type="float">
            <text:p>79777316</text:p>
          </table:table-cell>
          <table:table-cell office:value-type="string" calcext:value-type="string">
            <text:p>European</text:p>
          </table:table-cell>
          <table:table-cell office:value-type="float" office:value="21151130" calcext:value-type="float">
            <text:p>21151130</text:p>
          </table:table-cell>
          <table:table-cell office:value-type="string" calcext:value-type="string">
            <text:p>intergenic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BL4</text:p>
          </table:table-cell>
          <table:table-cell office:value-type="float" office:value="84871" calcext:value-type="float">
            <text:p>84871</text:p>
          </table:table-cell>
          <table:table-cell office:value-type="float" office:value="1128934" calcext:value-type="float">
            <text:p>1128934</text:p>
          </table:table-cell>
          <table:table-cell office:value-type="float" office:value="1" calcext:value-type="float">
            <text:p>1</text:p>
          </table:table-cell>
          <table:table-cell office:value-type="float" office:value="48758912" calcext:value-type="float">
            <text:p>4875891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missense_variant</text:p>
          </table:table-cell>
          <table:table-cell office:value-type="float" office:value="0.0000006" calcext:value-type="float">
            <text:p>0.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022068.1</text:p>
          </table:table-cell>
          <table:table-cell office:value-type="float" office:value="100506885" calcext:value-type="float">
            <text:p>100506885</text:p>
          </table:table-cell>
          <table:table-cell office:value-type="string" calcext:value-type="string">
            <text:p>7739264,6908034,7607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85357,19773699,19790329</text:p>
          </table:table-cell>
          <table:table-cell office:value-type="string" calcext:value-type="string">
            <text:p>East Asian|European,European,European, East Asian</text:p>
          </table:table-cell>
          <table:table-cell office:value-type="string" calcext:value-type="string">
            <text:p>23104006,28333195,28537267</text:p>
          </table:table-cell>
          <table:table-cell office:value-type="string" calcext:value-type="string">
            <text:p>intergenic,intron_variant</text:p>
          </table:table-cell>
          <table:table-cell office:value-type="string" calcext:value-type="string">
            <text:p>4e-10,5e-07,7e-07,2e-10,7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137190.1</text:p>
          </table:table-cell>
          <table:table-cell office:value-type="string" calcext:value-type="string">
            <text:p>NaN</text:p>
          </table:table-cell>
          <table:table-cell office:value-type="float" office:value="71415016" calcext:value-type="float">
            <text:p>71415016</text:p>
          </table:table-cell>
          <table:table-cell office:value-type="float" office:value="14" calcext:value-type="float">
            <text:p>14</text:p>
          </table:table-cell>
          <table:table-cell office:value-type="float" office:value="95977621" calcext:value-type="float">
            <text:p>95977621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ergenic_variant</text:p>
          </table:table-cell>
          <table:table-cell office:value-type="float" office:value="0.0000003" calcext:value-type="float">
            <text:p>0.0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137191.1</text:p>
          </table:table-cell>
          <table:table-cell office:value-type="string" calcext:value-type="string">
            <text:p>NaN</text:p>
          </table:table-cell>
          <table:table-cell office:value-type="float" office:value="10129516" calcext:value-type="float">
            <text:p>10129516</text:p>
          </table:table-cell>
          <table:table-cell office:value-type="float" office:value="14" calcext:value-type="float">
            <text:p>14</text:p>
          </table:table-cell>
          <table:table-cell office:value-type="float" office:value="63133372" calcext:value-type="float">
            <text:p>6313337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5E-016" calcext:value-type="float">
            <text:p>5E-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157937.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041895,15373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162795,22169701</text:p>
          </table:table-cell>
          <table:table-cell office:value-type="string" calcext:value-type="string">
            <text:p>European,European, East Asian</text:p>
          </table:table-cell>
          <table:table-cell office:value-type="string" calcext:value-type="string">
            <text:p>28333195,28537267</text:p>
          </table:table-cell>
          <table:table-cell office:value-type="string" calcext:value-type="string">
            <text:p>regulatory_region_variant,intergenic_variant</text:p>
          </table:table-cell>
          <table:table-cell office:value-type="string" calcext:value-type="string">
            <text:p>1e-07,1e-10,2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163953.1</text:p>
          </table:table-cell>
          <table:table-cell office:value-type="string" calcext:value-type="string">
            <text:p>NaN</text:p>
          </table:table-cell>
          <table:table-cell office:value-type="float" office:value="1380131" calcext:value-type="float">
            <text:p>1380131</text:p>
          </table:table-cell>
          <table:table-cell office:value-type="float" office:value="14" calcext:value-type="float">
            <text:p>14</text:p>
          </table:table-cell>
          <table:table-cell office:value-type="float" office:value="53606140" calcext:value-type="float">
            <text:p>53606140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9" calcext:value-type="float">
            <text:p>0.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358944.1</text:p>
          </table:table-cell>
          <table:table-cell office:value-type="string" calcext:value-type="string">
            <text:p>NaN</text:p>
          </table:table-cell>
          <table:table-cell office:value-type="float" office:value="74485684" calcext:value-type="float">
            <text:p>74485684</text:p>
          </table:table-cell>
          <table:table-cell office:value-type="float" office:value="11" calcext:value-type="float">
            <text:p>11</text:p>
          </table:table-cell>
          <table:table-cell office:value-type="float" office:value="30220740" calcext:value-type="float">
            <text:p>30220740</text:p>
          </table:table-cell>
          <table:table-cell office:value-type="string" calcext:value-type="string">
            <text:p>European, East Asian</text:p>
          </table:table-cell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2e-08,3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365295.1</text:p>
          </table:table-cell>
          <table:table-cell office:value-type="string" calcext:value-type="string">
            <text:p>NaN</text:p>
          </table:table-cell>
          <table:table-cell office:value-type="float" office:value="1380131" calcext:value-type="float">
            <text:p>1380131</text:p>
          </table:table-cell>
          <table:table-cell office:value-type="float" office:value="14" calcext:value-type="float">
            <text:p>14</text:p>
          </table:table-cell>
          <table:table-cell office:value-type="float" office:value="53606140" calcext:value-type="float">
            <text:p>53606140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9" calcext:value-type="float">
            <text:p>0.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390334.1</text:p>
          </table:table-cell>
          <table:table-cell office:value-type="float" office:value="728755" calcext:value-type="float">
            <text:p>728755</text:p>
          </table:table-cell>
          <table:table-cell office:value-type="float" office:value="10131751" calcext:value-type="float">
            <text:p>10131751</text:p>
          </table:table-cell>
          <table:table-cell office:value-type="float" office:value="14" calcext:value-type="float">
            <text:p>14</text:p>
          </table:table-cell>
          <table:table-cell office:value-type="float" office:value="28212010" calcext:value-type="float">
            <text:p>28212010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09" calcext:value-type="float">
            <text:p>0.0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445253.1</text:p>
          </table:table-cell>
          <table:table-cell office:value-type="float" office:value="105376845" calcext:value-type="float">
            <text:p>105376845</text:p>
          </table:table-cell>
          <table:table-cell office:value-type="string" calcext:value-type="string">
            <text:p>55938609,392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43958,22166394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5_prime_UTR_variant,intergenic_variant</text:p>
          </table:table-cell>
          <table:table-cell office:value-type="float" office:value="0.0000006" calcext:value-type="float">
            <text:p>0.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AM</text:p>
          </table:table-cell>
          <table:table-cell office:value-type="float" office:value="214" calcext:value-type="float">
            <text:p>214</text:p>
          </table:table-cell>
          <table:table-cell office:value-type="float" office:value="113850637" calcext:value-type="float">
            <text:p>113850637</text:p>
          </table:table-cell>
          <table:table-cell office:value-type="float" office:value="3" calcext:value-type="float">
            <text:p>3</text:p>
          </table:table-cell>
          <table:table-cell office:value-type="float" office:value="104131556" calcext:value-type="float">
            <text:p>104131556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ergenic_variant</text:p>
          </table:table-cell>
          <table:table-cell office:value-type="float" office:value="0.0000008" calcext:value-type="float">
            <text:p>0.0000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003119.1</text:p>
          </table:table-cell>
          <table:table-cell office:value-type="string" calcext:value-type="string">
            <text:p>NaN</text:p>
          </table:table-cell>
          <table:table-cell office:value-type="float" office:value="7942368" calcext:value-type="float">
            <text:p>7942368</text:p>
          </table:table-cell>
          <table:table-cell office:value-type="float" office:value="11" calcext:value-type="float">
            <text:p>11</text:p>
          </table:table-cell>
          <table:table-cell office:value-type="float" office:value="76754318" calcext:value-type="float">
            <text:p>76754318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0009" calcext:value-type="float">
            <text:p>0.000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HGAP42</text:p>
          </table:table-cell>
          <table:table-cell office:value-type="float" office:value="143872" calcext:value-type="float">
            <text:p>143872</text:p>
          </table:table-cell>
          <table:table-cell office:value-type="float" office:value="523332" calcext:value-type="float">
            <text:p>523332</text:p>
          </table:table-cell>
          <table:table-cell office:value-type="float" office:value="11" calcext:value-type="float">
            <text:p>11</text:p>
          </table:table-cell>
          <table:table-cell office:value-type="float" office:value="101003588" calcext:value-type="float">
            <text:p>101003588</text:p>
          </table:table-cell>
          <table:table-cell office:value-type="string" calcext:value-type="string">
            <text:p>European</text:p>
          </table:table-cell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regulatory_region_variant</text:p>
          </table:table-cell>
          <table:table-cell office:value-type="float" office:value="0.000005" calcext:value-type="float">
            <text:p>0.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D3B</text:p>
          </table:table-cell>
          <table:table-cell office:value-type="float" office:value="10620" calcext:value-type="float">
            <text:p>10620</text:p>
          </table:table-cell>
          <table:table-cell office:value-type="float" office:value="74781061" calcext:value-type="float">
            <text:p>74781061</text:p>
          </table:table-cell>
          <table:table-cell office:value-type="float" office:value="15" calcext:value-type="float">
            <text:p>15</text:p>
          </table:table-cell>
          <table:table-cell office:value-type="float" office:value="74595855" calcext:value-type="float">
            <text:p>74595855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3_prime_UTR_variant</text:p>
          </table:table-cell>
          <table:table-cell office:value-type="float" office:value="0.000001" calcext:value-type="float">
            <text:p>0.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P8B1</text:p>
          </table:table-cell>
          <table:table-cell office:value-type="float" office:value="5205" calcext:value-type="float">
            <text:p>5205</text:p>
          </table:table-cell>
          <table:table-cell office:value-type="float" office:value="2663839" calcext:value-type="float">
            <text:p>2663839</text:p>
          </table:table-cell>
          <table:table-cell office:value-type="float" office:value="18" calcext:value-type="float">
            <text:p>18</text:p>
          </table:table-cell>
          <table:table-cell office:value-type="float" office:value="57818282" calcext:value-type="float">
            <text:p>5781828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9" calcext:value-type="float">
            <text:p>0.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D5</text:p>
          </table:table-cell>
          <table:table-cell office:value-type="float" office:value="79656" calcext:value-type="float">
            <text:p>79656</text:p>
          </table:table-cell>
          <table:table-cell office:value-type="float" office:value="1128934" calcext:value-type="float">
            <text:p>1128934</text:p>
          </table:table-cell>
          <table:table-cell office:value-type="float" office:value="1" calcext:value-type="float">
            <text:p>1</text:p>
          </table:table-cell>
          <table:table-cell office:value-type="float" office:value="48758912" calcext:value-type="float">
            <text:p>4875891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missense_variant</text:p>
          </table:table-cell>
          <table:table-cell office:value-type="float" office:value="0.0000006" calcext:value-type="float">
            <text:p>0.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NIP3P1</text:p>
          </table:table-cell>
          <table:table-cell office:value-type="float" office:value="319138" calcext:value-type="float">
            <text:p>319138</text:p>
          </table:table-cell>
          <table:table-cell office:value-type="float" office:value="10131751" calcext:value-type="float">
            <text:p>10131751</text:p>
          </table:table-cell>
          <table:table-cell office:value-type="float" office:value="14" calcext:value-type="float">
            <text:p>14</text:p>
          </table:table-cell>
          <table:table-cell office:value-type="float" office:value="28212010" calcext:value-type="float">
            <text:p>28212010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09" calcext:value-type="float">
            <text:p>0.0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SG</text:p>
          </table:table-cell>
          <table:table-cell office:value-type="float" office:value="682" calcext:value-type="float">
            <text:p>682</text:p>
          </table:table-cell>
          <table:table-cell office:value-type="float" office:value="144824657" calcext:value-type="float">
            <text:p>144824657</text:p>
          </table:table-cell>
          <table:table-cell office:value-type="float" office:value="19" calcext:value-type="float">
            <text:p>19</text:p>
          </table:table-cell>
          <table:table-cell office:value-type="float" office:value="577782" calcext:value-type="float">
            <text:p>57778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missense_variant</text:p>
          </table:table-cell>
          <table:table-cell office:value-type="float" office:value="0.000001" calcext:value-type="float">
            <text:p>0.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orf142</text:p>
          </table:table-cell>
          <table:table-cell office:value-type="float" office:value="100130539" calcext:value-type="float">
            <text:p>100130539</text:p>
          </table:table-cell>
          <table:table-cell office:value-type="float" office:value="10508881" calcext:value-type="float">
            <text:p>10508881</text:p>
          </table:table-cell>
          <table:table-cell office:value-type="float" office:value="10" calcext:value-type="float">
            <text:p>10</text:p>
          </table:table-cell>
          <table:table-cell office:value-type="float" office:value="44046117" calcext:value-type="float">
            <text:p>44046117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04" calcext:value-type="float">
            <text:p>0.0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4orf132</text:p>
          </table:table-cell>
          <table:table-cell office:value-type="float" office:value="56967" calcext:value-type="float">
            <text:p>56967</text:p>
          </table:table-cell>
          <table:table-cell office:value-type="float" office:value="71415016" calcext:value-type="float">
            <text:p>71415016</text:p>
          </table:table-cell>
          <table:table-cell office:value-type="float" office:value="14" calcext:value-type="float">
            <text:p>14</text:p>
          </table:table-cell>
          <table:table-cell office:value-type="float" office:value="95977621" calcext:value-type="float">
            <text:p>95977621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ergenic_variant</text:p>
          </table:table-cell>
          <table:table-cell office:value-type="float" office:value="0.0000003" calcext:value-type="float">
            <text:p>0.0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rf21</text:p>
          </table:table-cell>
          <table:table-cell office:value-type="float" office:value="83608" calcext:value-type="float">
            <text:p>83608</text:p>
          </table:table-cell>
          <table:table-cell office:value-type="float" office:value="2276314" calcext:value-type="float">
            <text:p>2276314</text:p>
          </table:table-cell>
          <table:table-cell office:value-type="float" office:value="18" calcext:value-type="float">
            <text:p>18</text:p>
          </table:table-cell>
          <table:table-cell office:value-type="float" office:value="35977503" calcext:value-type="float">
            <text:p>35977503</text:p>
          </table:table-cell>
          <table:table-cell office:value-type="string" calcext:value-type="string">
            <text:p>East Asian</text:p>
          </table:table-cell>
          <table:table-cell office:value-type="float" office:value="27506219" calcext:value-type="float">
            <text:p>27506219</text:p>
          </table:table-cell>
          <table:table-cell office:value-type="string" calcext:value-type="string">
            <text:p>missense</text:p>
          </table:table-cell>
          <table:table-cell office:value-type="float" office:value="0.000007" calcext:value-type="float">
            <text:p>0.0000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D</text:p>
          </table:table-cell>
          <table:table-cell office:value-type="float" office:value="10438" calcext:value-type="float">
            <text:p>10438</text:p>
          </table:table-cell>
          <table:table-cell office:value-type="float" office:value="4141819" calcext:value-type="float">
            <text:p>4141819</text:p>
          </table:table-cell>
          <table:table-cell office:value-type="float" office:value="2" calcext:value-type="float">
            <text:p>2</text:p>
          </table:table-cell>
          <table:table-cell office:value-type="float" office:value="67637543" calcext:value-type="float">
            <text:p>67637543</text:p>
          </table:table-cell>
          <table:table-cell office:value-type="string" calcext:value-type="string">
            <text:p>East Asian|European</text:p>
          </table:table-cell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intergenic</text:p>
          </table:table-cell>
          <table:table-cell office:value-type="float" office:value="0.00000009" calcext:value-type="float">
            <text:p>0.00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717" calcext:value-type="float">
            <text:p>717</text:p>
          </table:table-cell>
          <table:table-cell office:value-type="float" office:value="644045" calcext:value-type="float">
            <text:p>644045</text:p>
          </table:table-cell>
          <table:table-cell office:value-type="float" office:value="6" calcext:value-type="float">
            <text:p>6</text:p>
          </table:table-cell>
          <table:table-cell office:value-type="float" office:value="31916180" calcext:value-type="float">
            <text:p>31916180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002" calcext:value-type="float">
            <text:p>0.00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orf67</text:p>
          </table:table-cell>
          <table:table-cell office:value-type="float" office:value="101928448" calcext:value-type="float">
            <text:p>101928448</text:p>
          </table:table-cell>
          <table:table-cell office:value-type="float" office:value="62355900" calcext:value-type="float">
            <text:p>62355900</text:p>
          </table:table-cell>
          <table:table-cell office:value-type="float" office:value="5" calcext:value-type="float">
            <text:p>5</text:p>
          </table:table-cell>
          <table:table-cell office:value-type="float" office:value="56756868" calcext:value-type="float">
            <text:p>56756868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regulatory_region_variant</text:p>
          </table:table-cell>
          <table:table-cell office:value-type="float" office:value="0.00000005" calcext:value-type="float">
            <text:p>0.00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7orf50</text:p>
          </table:table-cell>
          <table:table-cell office:value-type="float" office:value="84310" calcext:value-type="float">
            <text:p>84310</text:p>
          </table:table-cell>
          <table:table-cell office:value-type="float" office:value="10256972" calcext:value-type="float">
            <text:p>10256972</text:p>
          </table:table-cell>
          <table:table-cell office:value-type="float" office:value="7" calcext:value-type="float">
            <text:p>7</text:p>
          </table:table-cell>
          <table:table-cell office:value-type="float" office:value="999367" calcext:value-type="float">
            <text:p>999367</text:p>
          </table:table-cell>
          <table:table-cell office:value-type="string" calcext:value-type="string">
            <text:p>East Asian</text:p>
          </table:table-cell>
          <table:table-cell office:value-type="float" office:value="27506219" calcext:value-type="float">
            <text:p>27506219</text:p>
          </table:table-cell>
          <table:table-cell office:value-type="string" calcext:value-type="string">
            <text:p>intron</text:p>
          </table:table-cell>
          <table:table-cell office:value-type="float" office:value="0.000003" calcext:value-type="float">
            <text:p>0.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CNA1A</text:p>
          </table:table-cell>
          <table:table-cell office:value-type="float" office:value="773" calcext:value-type="float">
            <text:p>773</text:p>
          </table:table-cell>
          <table:table-cell office:value-type="float" office:value="11085835" calcext:value-type="float">
            <text:p>11085835</text:p>
          </table:table-cell>
          <table:table-cell office:value-type="float" office:value="19" calcext:value-type="float">
            <text:p>19</text:p>
          </table:table-cell>
          <table:table-cell office:value-type="float" office:value="13221196" calcext:value-type="float">
            <text:p>13221196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03" calcext:value-type="float">
            <text:p>0.0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LHM3</text:p>
          </table:table-cell>
          <table:table-cell office:value-type="float" office:value="119395" calcext:value-type="float">
            <text:p>119395</text:p>
          </table:table-cell>
          <table:table-cell office:value-type="float" office:value="116250606" calcext:value-type="float">
            <text:p>116250606</text:p>
          </table:table-cell>
          <table:table-cell office:value-type="float" office:value="10" calcext:value-type="float">
            <text:p>10</text:p>
          </table:table-cell>
          <table:table-cell office:value-type="float" office:value="103473496" calcext:value-type="float">
            <text:p>103473496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missense_variant</text:p>
          </table:table-cell>
          <table:table-cell office:value-type="float" office:value="0.0000001" calcext:value-type="float">
            <text:p>0.0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N14</text:p>
          </table:table-cell>
          <table:table-cell office:value-type="float" office:value="440854" calcext:value-type="float">
            <text:p>440854</text:p>
          </table:table-cell>
          <table:table-cell office:value-type="float" office:value="116175374" calcext:value-type="float">
            <text:p>116175374</text:p>
          </table:table-cell>
          <table:table-cell office:value-type="float" office:value="2" calcext:value-type="float">
            <text:p>2</text:p>
          </table:table-cell>
          <table:table-cell office:value-type="float" office:value="31202319" calcext:value-type="float">
            <text:p>31202319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ron_variant</text:p>
          </table:table-cell>
          <table:table-cell office:value-type="float" office:value="0.0000006" calcext:value-type="float">
            <text:p>0.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C170</text:p>
          </table:table-cell>
          <table:table-cell office:value-type="float" office:value="80129" calcext:value-type="float">
            <text:p>80129</text:p>
          </table:table-cell>
          <table:table-cell office:value-type="float" office:value="1971256" calcext:value-type="float">
            <text:p>1971256</text:p>
          </table:table-cell>
          <table:table-cell office:value-type="float" office:value="6" calcext:value-type="float">
            <text:p>6</text:p>
          </table:table-cell>
          <table:table-cell office:value-type="float" office:value="151494876" calcext:value-type="float">
            <text:p>151494876</text:p>
          </table:table-cell>
          <table:table-cell office:value-type="string" calcext:value-type="string">
            <text:p>European, East Asian</text:p>
          </table:table-cell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4e-08,1e-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N4</text:p>
          </table:table-cell>
          <table:table-cell office:value-type="float" office:value="8840" calcext:value-type="float">
            <text:p>8840</text:p>
          </table:table-cell>
          <table:table-cell office:value-type="float" office:value="2929986" calcext:value-type="float">
            <text:p>2929986</text:p>
          </table:table-cell>
          <table:table-cell office:value-type="float" office:value="8" calcext:value-type="float">
            <text:p>8</text:p>
          </table:table-cell>
          <table:table-cell office:value-type="float" office:value="133199283" calcext:value-type="float">
            <text:p>133199283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4" calcext:value-type="float">
            <text:p>0.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C14C</text:p>
          </table:table-cell>
          <table:table-cell office:value-type="float" office:value="168448" calcext:value-type="float">
            <text:p>168448</text:p>
          </table:table-cell>
          <table:table-cell office:value-type="float" office:value="7781172" calcext:value-type="float">
            <text:p>7781172</text:p>
          </table:table-cell>
          <table:table-cell office:value-type="float" office:value="7" calcext:value-type="float">
            <text:p>7</text:p>
          </table:table-cell>
          <table:table-cell office:value-type="float" office:value="49030398" calcext:value-type="float">
            <text:p>49030398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1" calcext:value-type="float">
            <text:p>0.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C4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10917151,4654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96228,22113027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7e-09,8e-07,6e-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C73</text:p>
          </table:table-cell>
          <table:table-cell office:value-type="float" office:value="79577" calcext:value-type="float">
            <text:p>79577</text:p>
          </table:table-cell>
          <table:table-cell office:value-type="float" office:value="200922190" calcext:value-type="float">
            <text:p>200922190</text:p>
          </table:table-cell>
          <table:table-cell office:value-type="float" office:value="1" calcext:value-type="float">
            <text:p>1</text:p>
          </table:table-cell>
          <table:table-cell office:value-type="float" office:value="193234362" calcext:value-type="float">
            <text:p>193234362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ron_variant</text:p>
          </table:table-cell>
          <table:table-cell office:value-type="float" office:value="0.0000002" calcext:value-type="float">
            <text:p>0.0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H20</text:p>
          </table:table-cell>
          <table:table-cell office:value-type="float" office:value="28316" calcext:value-type="float">
            <text:p>28316</text:p>
          </table:table-cell>
          <table:table-cell office:value-type="float" office:value="12455952" calcext:value-type="float">
            <text:p>12455952</text:p>
          </table:table-cell>
          <table:table-cell office:value-type="float" office:value="18" calcext:value-type="float">
            <text:p>18</text:p>
          </table:table-cell>
          <table:table-cell office:value-type="float" office:value="61173285" calcext:value-type="float">
            <text:p>61173285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ergenic_variant</text:p>
          </table:table-cell>
          <table:table-cell office:value-type="float" office:value="0.000001" calcext:value-type="float">
            <text:p>0.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KN2B-AS1</text:p>
          </table:table-cell>
          <table:table-cell office:value-type="float" office:value="100048912" calcext:value-type="float">
            <text:p>100048912</text:p>
          </table:table-cell>
          <table:table-cell office:value-type="string" calcext:value-type="string">
            <text:p>10965235,1537377,7041895,107572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115106,22169701,22162795,22088261,22169450</text:p>
          </table:table-cell>
          <table:table-cell office:value-type="string" calcext:value-type="string">
            <text:p>East Asian|European,European,European, East Asian</text:p>
          </table:table-cell>
          <table:table-cell office:value-type="string" calcext:value-type="string">
            <text:p>20601957,23104006,28333195,28537267,24676473</text:p>
          </table:table-cell>
          <table:table-cell office:value-type="string" calcext:value-type="string">
            <text:p>intron,intergenic,regulatory_region_variant,intergenic_variant,intron_variant</text:p>
          </table:table-cell>
          <table:table-cell office:value-type="string" calcext:value-type="string">
            <text:p>5.9999999999999995e-12,2e-09,1e-07,1e-10,3e-07,6e-06,2e-08,1.5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KAP2L</text:p>
          </table:table-cell>
          <table:table-cell office:value-type="float" office:value="150468" calcext:value-type="float">
            <text:p>150468</text:p>
          </table:table-cell>
          <table:table-cell office:value-type="float" office:value="6542095" calcext:value-type="float">
            <text:p>6542095</text:p>
          </table:table-cell>
          <table:table-cell office:value-type="float" office:value="2" calcext:value-type="float">
            <text:p>2</text:p>
          </table:table-cell>
          <table:table-cell office:value-type="float" office:value="112771606" calcext:value-type="float">
            <text:p>112771606</text:p>
          </table:table-cell>
          <table:table-cell office:value-type="string" calcext:value-type="string">
            <text:p>East Asian|European</text:p>
          </table:table-cell>
          <table:table-cell office:value-type="float" office:value="20844546" calcext:value-type="float">
            <text:p>20844546</text:p>
          </table:table-cell>
          <table:table-cell office:value-type="string" calcext:value-type="string">
            <text:p>intergenic</text:p>
          </table:table-cell>
          <table:table-cell office:value-type="float" office:value="0.000003" calcext:value-type="float">
            <text:p>0.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12A1</text:p>
          </table:table-cell>
          <table:table-cell office:value-type="float" office:value="1303" calcext:value-type="float">
            <text:p>1303</text:p>
          </table:table-cell>
          <table:table-cell office:value-type="float" office:value="2300795" calcext:value-type="float">
            <text:p>2300795</text:p>
          </table:table-cell>
          <table:table-cell office:value-type="float" office:value="6" calcext:value-type="float">
            <text:p>6</text:p>
          </table:table-cell>
          <table:table-cell office:value-type="float" office:value="75115465" calcext:value-type="float">
            <text:p>75115465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05" calcext:value-type="float">
            <text:p>0.0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X10-AS1</text:p>
          </table:table-cell>
          <table:table-cell office:value-type="float" office:value="100874058" calcext:value-type="float">
            <text:p>100874058</text:p>
          </table:table-cell>
          <table:table-cell office:value-type="float" office:value="12943477" calcext:value-type="float">
            <text:p>12943477</text:p>
          </table:table-cell>
          <table:table-cell office:value-type="float" office:value="17" calcext:value-type="float">
            <text:p>17</text:p>
          </table:table-cell>
          <table:table-cell office:value-type="float" office:value="13912543" calcext:value-type="float">
            <text:p>13912543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MD1</text:p>
          </table:table-cell>
          <table:table-cell office:value-type="float" office:value="64478" calcext:value-type="float">
            <text:p>64478</text:p>
          </table:table-cell>
          <table:table-cell office:value-type="float" office:value="7816936" calcext:value-type="float">
            <text:p>7816936</text:p>
          </table:table-cell>
          <table:table-cell office:value-type="float" office:value="8" calcext:value-type="float">
            <text:p>8</text:p>
          </table:table-cell>
          <table:table-cell office:value-type="float" office:value="5213890" calcext:value-type="float">
            <text:p>5213890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XCL12</text:p>
          </table:table-cell>
          <table:table-cell office:value-type="float" office:value="6387" calcext:value-type="float">
            <text:p>6387</text:p>
          </table:table-cell>
          <table:table-cell office:value-type="float" office:value="10508881" calcext:value-type="float">
            <text:p>10508881</text:p>
          </table:table-cell>
          <table:table-cell office:value-type="float" office:value="10" calcext:value-type="float">
            <text:p>10</text:p>
          </table:table-cell>
          <table:table-cell office:value-type="float" office:value="44046117" calcext:value-type="float">
            <text:p>44046117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04" calcext:value-type="float">
            <text:p>0.0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B5AP3</text:p>
          </table:table-cell>
          <table:table-cell office:value-type="float" office:value="1531" calcext:value-type="float">
            <text:p>1531</text:p>
          </table:table-cell>
          <table:table-cell office:value-type="float" office:value="1268843" calcext:value-type="float">
            <text:p>1268843</text:p>
          </table:table-cell>
          <table:table-cell office:value-type="float" office:value="14" calcext:value-type="float">
            <text:p>14</text:p>
          </table:table-cell>
          <table:table-cell office:value-type="float" office:value="93178034" calcext:value-type="float">
            <text:p>93178034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3" calcext:value-type="float">
            <text:p>0.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FA1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2738113,609661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971563,6973682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21151130,28333195</text:p>
          </table:table-cell>
          <table:table-cell office:value-type="string" calcext:value-type="string">
            <text:p>intergenic,regulatory_region_variant</text:p>
          </table:table-cell>
          <table:table-cell office:value-type="string" calcext:value-type="string">
            <text:p>3e-07,1e-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FA10P</text:p>
          </table:table-cell>
          <table:table-cell office:value-type="float" office:value="449493" calcext:value-type="float">
            <text:p>449493</text:p>
          </table:table-cell>
          <table:table-cell office:value-type="string" calcext:value-type="string">
            <text:p>2738113,609661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971563,6973682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21151130,28333195</text:p>
          </table:table-cell>
          <table:table-cell office:value-type="string" calcext:value-type="string">
            <text:p>intergenic,regulatory_region_variant</text:p>
          </table:table-cell>
          <table:table-cell office:value-type="string" calcext:value-type="string">
            <text:p>3e-07,1e-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MRTA1</text:p>
          </table:table-cell>
          <table:table-cell office:value-type="float" office:value="63951" calcext:value-type="float">
            <text:p>63951</text:p>
          </table:table-cell>
          <table:table-cell office:value-type="string" calcext:value-type="string">
            <text:p>1537377,14487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169701,22641634</text:p>
          </table:table-cell>
          <table:table-cell office:value-type="string" calcext:value-type="string">
            <text:p>East Asian|European,European, East Asian</text:p>
          </table:table-cell>
          <table:table-cell office:value-type="string" calcext:value-type="string">
            <text:p>23104006,28537267</text:p>
          </table:table-cell>
          <table:table-cell office:value-type="string" calcext:value-type="string">
            <text:p>intergenic,intergenic_variant</text:p>
          </table:table-cell>
          <table:table-cell office:value-type="string" calcext:value-type="string">
            <text:p>2e-09,2e-07,1e-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X2</text:p>
          </table:table-cell>
          <table:table-cell office:value-type="float" office:value="2018" calcext:value-type="float">
            <text:p>2018</text:p>
          </table:table-cell>
          <table:table-cell office:value-type="float" office:value="855965" calcext:value-type="float">
            <text:p>855965</text:p>
          </table:table-cell>
          <table:table-cell office:value-type="float" office:value="10" calcext:value-type="float">
            <text:p>10</text:p>
          </table:table-cell>
          <table:table-cell office:value-type="float" office:value="117684248" calcext:value-type="float">
            <text:p>117684248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ergenic_variant</text:p>
          </table:table-cell>
          <table:table-cell office:value-type="float" office:value="0.0000004" calcext:value-type="float">
            <text:p>0.0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R1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2206949,3798573</text:p>
          </table:table-cell>
          <table:table-cell office:value-type="float" office:value="6" calcext:value-type="float">
            <text:p>6</text:p>
          </table:table-cell>
          <table:table-cell office:value-type="float" office:value="151716421" calcext:value-type="float">
            <text:p>151716421</text:p>
          </table:table-cell>
          <table:table-cell office:value-type="string" calcext:value-type="string">
            <text:p>European, East Asian,East Asian</text:p>
          </table:table-cell>
          <table:table-cell office:value-type="string" calcext:value-type="string">
            <text:p>28537267,23177411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3e-07,0.009000000000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AA1</text:p>
          </table:table-cell>
          <table:table-cell office:value-type="float" office:value="54465" calcext:value-type="float">
            <text:p>54465</text:p>
          </table:table-cell>
          <table:table-cell office:value-type="string" calcext:value-type="string">
            <text:p>4141819,6546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637543,67629358,2p14</text:p>
          </table:table-cell>
          <table:table-cell office:value-type="string" calcext:value-type="string">
            <text:p>East Asian|European,European, East Asian</text:p>
          </table:table-cell>
          <table:table-cell office:value-type="string" calcext:value-type="string">
            <text:p>23104006,28537267,24676475</text:p>
          </table:table-cell>
          <table:table-cell office:value-type="string" calcext:value-type="string">
            <text:p>intergenic,intron_variant</text:p>
          </table:table-cell>
          <table:table-cell office:value-type="string" calcext:value-type="string">
            <text:p>9e-08,3e-08,3e-07,9.199999999999999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P5P10</text:p>
          </table:table-cell>
          <table:table-cell office:value-type="float" office:value="344332" calcext:value-type="float">
            <text:p>344332</text:p>
          </table:table-cell>
          <table:table-cell office:value-type="float" office:value="6757804" calcext:value-type="float">
            <text:p>6757804</text:p>
          </table:table-cell>
          <table:table-cell office:value-type="float" office:value="2" calcext:value-type="float">
            <text:p>2</text:p>
          </table:table-cell>
          <table:table-cell office:value-type="float" office:value="150779318" calcext:value-type="float">
            <text:p>150779318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006" calcext:value-type="float">
            <text:p>0.0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1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1250258,1250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435462,216286843</text:p>
          </table:table-cell>
          <table:table-cell office:value-type="string" calcext:value-type="string">
            <text:p>European,European, East Asian</text:p>
          </table:table-cell>
          <table:table-cell office:value-type="string" calcext:value-type="string">
            <text:p>28333195,24676476</text:p>
          </table:table-cell>
          <table:table-cell office:value-type="string" calcext:value-type="string">
            <text:p>intron_variant,intron</text:p>
          </table:table-cell>
          <table:table-cell office:value-type="string" calcext:value-type="string">
            <text:p>3e-08,8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XP2</text:p>
          </table:table-cell>
          <table:table-cell office:value-type="float" office:value="93986" calcext:value-type="float">
            <text:p>93986</text:p>
          </table:table-cell>
          <table:table-cell office:value-type="float" office:value="62469231" calcext:value-type="float">
            <text:p>62469231</text:p>
          </table:table-cell>
          <table:table-cell office:value-type="float" office:value="7" calcext:value-type="float">
            <text:p>7</text:p>
          </table:table-cell>
          <table:table-cell office:value-type="float" office:value="114391119" calcext:value-type="float">
            <text:p>114391119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ron_variant</text:p>
          </table:table-cell>
          <table:table-cell office:value-type="float" office:value="0.0000005" calcext:value-type="float">
            <text:p>0.0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SHB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74485684,11031006</text:p>
          </table:table-cell>
          <table:table-cell office:value-type="float" office:value="11" calcext:value-type="float">
            <text:p>11</text:p>
          </table:table-cell>
          <table:table-cell office:value-type="float" office:value="30220740" calcext:value-type="float">
            <text:p>30220740</text:p>
          </table:table-cell>
          <table:table-cell office:value-type="string" calcext:value-type="string">
            <text:p>European, East Asian,European</text:p>
          </table:table-cell>
          <table:table-cell office:value-type="string" calcext:value-type="string">
            <text:p>28537267,28901455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2e-08,3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TH1P2</text:p>
          </table:table-cell>
          <table:table-cell office:value-type="float" office:value="2497" calcext:value-type="float">
            <text:p>2497</text:p>
          </table:table-cell>
          <table:table-cell office:value-type="float" office:value="801112" calcext:value-type="float">
            <text:p>801112</text:p>
          </table:table-cell>
          <table:table-cell office:value-type="float" office:value="1" calcext:value-type="float">
            <text:p>1</text:p>
          </table:table-cell>
          <table:table-cell office:value-type="float" office:value="228860875" calcext:value-type="float">
            <text:p>228860875</text:p>
          </table:table-cell>
          <table:table-cell office:value-type="string" calcext:value-type="string">
            <text:p>East Asian|European</text:p>
          </table:table-cell>
          <table:table-cell office:value-type="float" office:value="20844546" calcext:value-type="float">
            <text:p>20844546</text:p>
          </table:table-cell>
          <table:table-cell office:value-type="string" calcext:value-type="string">
            <text:p>intergenic</text:p>
          </table:table-cell>
          <table:table-cell office:value-type="float" office:value="0.000005" calcext:value-type="float">
            <text:p>0.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NMB</text:p>
          </table:table-cell>
          <table:table-cell office:value-type="float" office:value="10457" calcext:value-type="float">
            <text:p>10457</text:p>
          </table:table-cell>
          <table:table-cell office:value-type="float" office:value="75801644" calcext:value-type="float">
            <text:p>75801644</text:p>
          </table:table-cell>
          <table:table-cell office:value-type="float" office:value="7" calcext:value-type="float">
            <text:p>7</text:p>
          </table:table-cell>
          <table:table-cell office:value-type="float" office:value="23266522" calcext:value-type="float">
            <text:p>2326652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missense_variant</text:p>
          </table:table-cell>
          <table:table-cell office:value-type="float" office:value="0.0000000008" calcext:value-type="float">
            <text:p>8E-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B1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13394619,11674184,77294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87381,11581409,11520829,11727257</text:p>
          </table:table-cell>
          <table:table-cell office:value-type="string" calcext:value-type="string">
            <text:p>East Asian|European,European, East Asian</text:p>
          </table:table-cell>
          <table:table-cell office:value-type="string" calcext:value-type="string">
            <text:p>23104006,28537267,24676474</text:p>
          </table:table-cell>
          <table:table-cell office:value-type="string" calcext:value-type="string">
            <text:p>splice-3,intron_variant,intron</text:p>
          </table:table-cell>
          <table:table-cell office:value-type="string" calcext:value-type="string">
            <text:p>6e-09,3e-17,1e-12,3e-14,4.5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N2D</text:p>
          </table:table-cell>
          <table:table-cell office:value-type="float" office:value="2906" calcext:value-type="float">
            <text:p>2906</text:p>
          </table:table-cell>
          <table:table-cell office:value-type="float" office:value="10419023" calcext:value-type="float">
            <text:p>10419023</text:p>
          </table:table-cell>
          <table:table-cell office:value-type="float" office:value="19" calcext:value-type="float">
            <text:p>19</text:p>
          </table:table-cell>
          <table:table-cell office:value-type="float" office:value="48427965" calcext:value-type="float">
            <text:p>48427965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06" calcext:value-type="float">
            <text:p>0.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CY2EP</text:p>
          </table:table-cell>
          <table:table-cell office:value-type="float" office:value="390226" calcext:value-type="float">
            <text:p>390226</text:p>
          </table:table-cell>
          <table:table-cell office:value-type="float" office:value="7942368" calcext:value-type="float">
            <text:p>7942368</text:p>
          </table:table-cell>
          <table:table-cell office:value-type="float" office:value="11" calcext:value-type="float">
            <text:p>11</text:p>
          </table:table-cell>
          <table:table-cell office:value-type="float" office:value="76754318" calcext:value-type="float">
            <text:p>76754318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0009" calcext:value-type="float">
            <text:p>0.000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LA-DRA</text:p>
          </table:table-cell>
          <table:table-cell office:value-type="float" office:value="3122" calcext:value-type="float">
            <text:p>3122</text:p>
          </table:table-cell>
          <table:table-cell office:value-type="float" office:value="644045" calcext:value-type="float">
            <text:p>644045</text:p>
          </table:table-cell>
          <table:table-cell office:value-type="float" office:value="6" calcext:value-type="float">
            <text:p>6</text:p>
          </table:table-cell>
          <table:table-cell office:value-type="float" office:value="31916180" calcext:value-type="float">
            <text:p>31916180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002" calcext:value-type="float">
            <text:p>0.00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GB1P18</text:p>
          </table:table-cell>
          <table:table-cell office:value-type="float" office:value="646526" calcext:value-type="float">
            <text:p>646526</text:p>
          </table:table-cell>
          <table:table-cell office:value-type="float" office:value="12024204" calcext:value-type="float">
            <text:p>12024204</text:p>
          </table:table-cell>
          <table:table-cell office:value-type="float" office:value="1" calcext:value-type="float">
            <text:p>1</text:p>
          </table:table-cell>
          <table:table-cell office:value-type="float" office:value="79777316" calcext:value-type="float">
            <text:p>79777316</text:p>
          </table:table-cell>
          <table:table-cell office:value-type="string" calcext:value-type="string">
            <text:p>European</text:p>
          </table:table-cell>
          <table:table-cell office:value-type="float" office:value="21151130" calcext:value-type="float">
            <text:p>21151130</text:p>
          </table:table-cell>
          <table:table-cell office:value-type="string" calcext:value-type="string">
            <text:p>intergenic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NRNPA3P1</text:p>
          </table:table-cell>
          <table:table-cell office:value-type="float" office:value="10151" calcext:value-type="float">
            <text:p>10151</text:p>
          </table:table-cell>
          <table:table-cell office:value-type="float" office:value="10508881" calcext:value-type="float">
            <text:p>10508881</text:p>
          </table:table-cell>
          <table:table-cell office:value-type="float" office:value="10" calcext:value-type="float">
            <text:p>10</text:p>
          </table:table-cell>
          <table:table-cell office:value-type="float" office:value="44046117" calcext:value-type="float">
            <text:p>44046117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04" calcext:value-type="float">
            <text:p>0.0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4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7739264,6907340,6908034,7607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85357,19803537,19773699,19790329,19785338</text:p>
          </table:table-cell>
          <table:table-cell office:value-type="string" calcext:value-type="string">
            <text:p>East Asian|European,European,European, East Asian</text:p>
          </table:table-cell>
          <table:table-cell office:value-type="string" calcext:value-type="string">
            <text:p>23104006,23472165,28333195,28537267,24676471</text:p>
          </table:table-cell>
          <table:table-cell office:value-type="string" calcext:value-type="string">
            <text:p>intergenic,nearGene-3,intron_variant</text:p>
          </table:table-cell>
          <table:table-cell office:value-type="string" calcext:value-type="string">
            <text:p>4e-10,2e-07,5e-07,7e-07,2e-10,7e-08,6.2e-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GF1R</text:p>
          </table:table-cell>
          <table:table-cell office:value-type="float" office:value="3480" calcext:value-type="float">
            <text:p>3480</text:p>
          </table:table-cell>
          <table:table-cell office:value-type="float" office:value="4966038" calcext:value-type="float">
            <text:p>4966038</text:p>
          </table:table-cell>
          <table:table-cell office:value-type="float" office:value="15" calcext:value-type="float">
            <text:p>15</text:p>
          </table:table-cell>
          <table:table-cell office:value-type="float" office:value="98903403" calcext:value-type="float">
            <text:p>98903403</text:p>
          </table:table-cell>
          <table:table-cell office:value-type="string" calcext:value-type="string">
            <text:p>East Asian</text:p>
          </table:table-cell>
          <table:table-cell office:value-type="float" office:value="27506219" calcext:value-type="float">
            <text:p>27506219</text:p>
          </table:table-cell>
          <table:table-cell office:value-type="string" calcext:value-type="string">
            <text:p>intron</text:p>
          </table:table-cell>
          <table:table-cell office:value-type="float" office:value="0.000000002" calcext:value-type="float">
            <text:p>0.000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1A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6542095,10167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2771606,112805784</text:p>
          </table:table-cell>
          <table:table-cell office:value-type="string" calcext:value-type="string">
            <text:p>East Asian|European,European, East Asian,European</text:p>
          </table:table-cell>
          <table:table-cell office:value-type="string" calcext:value-type="string">
            <text:p>20844546,28537267,25336714</text:p>
          </table:table-cell>
          <table:table-cell office:value-type="string" calcext:value-type="string">
            <text:p>intergenic,regulatory_region_variant</text:p>
          </table:table-cell>
          <table:table-cell office:value-type="string" calcext:value-type="string">
            <text:p>3e-06,1e-09,5e-08,3.43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1B</text:p>
          </table:table-cell>
          <table:table-cell office:value-type="float" office:value="3553" calcext:value-type="float">
            <text:p>3553</text:p>
          </table:table-cell>
          <table:table-cell office:value-type="float" office:value="10167914" calcext:value-type="float">
            <text:p>10167914</text:p>
          </table:table-cell>
          <table:table-cell office:value-type="float" office:value="2" calcext:value-type="float">
            <text:p>2</text:p>
          </table:table-cell>
          <table:table-cell office:value-type="float" office:value="112805784" calcext:value-type="float">
            <text:p>112805784</text:p>
          </table:table-cell>
          <table:table-cell office:value-type="string" calcext:value-type="string">
            <text:p>European, East Asian</text:p>
          </table:table-cell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regulatory_region_variant</text:p>
          </table:table-cell>
          <table:table-cell office:value-type="string" calcext:value-type="string">
            <text:p>1e-09,5e-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33</text:p>
          </table:table-cell>
          <table:table-cell office:value-type="float" office:value="90865" calcext:value-type="float">
            <text:p>90865</text:p>
          </table:table-cell>
          <table:table-cell office:value-type="float" office:value="10975519" calcext:value-type="float">
            <text:p>10975519</text:p>
          </table:table-cell>
          <table:table-cell office:value-type="float" office:value="9" calcext:value-type="float">
            <text:p>9</text:p>
          </table:table-cell>
          <table:table-cell office:value-type="float" office:value="6253571" calcext:value-type="float">
            <text:p>6253571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cds-synon</text:p>
          </table:table-cell>
          <table:table-cell office:value-type="float" office:value="0.0000009" calcext:value-type="float">
            <text:p>0.0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CA1P2</text:p>
          </table:table-cell>
          <table:table-cell office:value-type="float" office:value="100288517" calcext:value-type="float">
            <text:p>100288517</text:p>
          </table:table-cell>
          <table:table-cell office:value-type="float" office:value="801112" calcext:value-type="float">
            <text:p>801112</text:p>
          </table:table-cell>
          <table:table-cell office:value-type="float" office:value="1" calcext:value-type="float">
            <text:p>1</text:p>
          </table:table-cell>
          <table:table-cell office:value-type="float" office:value="228860875" calcext:value-type="float">
            <text:p>228860875</text:p>
          </table:table-cell>
          <table:table-cell office:value-type="string" calcext:value-type="string">
            <text:p>East Asian|European</text:p>
          </table:table-cell>
          <table:table-cell office:value-type="float" office:value="20844546" calcext:value-type="float">
            <text:p>20844546</text:p>
          </table:table-cell>
          <table:table-cell office:value-type="string" calcext:value-type="string">
            <text:p>intergenic</text:p>
          </table:table-cell>
          <table:table-cell office:value-type="float" office:value="0.000005" calcext:value-type="float">
            <text:p>0.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PK1</text:p>
          </table:table-cell>
          <table:table-cell office:value-type="float" office:value="3705" calcext:value-type="float">
            <text:p>3705</text:p>
          </table:table-cell>
          <table:table-cell office:value-type="float" office:value="1268843" calcext:value-type="float">
            <text:p>1268843</text:p>
          </table:table-cell>
          <table:table-cell office:value-type="float" office:value="14" calcext:value-type="float">
            <text:p>14</text:p>
          </table:table-cell>
          <table:table-cell office:value-type="float" office:value="93178034" calcext:value-type="float">
            <text:p>93178034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3" calcext:value-type="float">
            <text:p>0.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DR</text:p>
          </table:table-cell>
          <table:table-cell office:value-type="float" office:value="3791" calcext:value-type="float">
            <text:p>3791</text:p>
          </table:table-cell>
          <table:table-cell office:value-type="float" office:value="1903068" calcext:value-type="float">
            <text:p>1903068</text:p>
          </table:table-cell>
          <table:table-cell office:value-type="float" office:value="4" calcext:value-type="float">
            <text:p>4</text:p>
          </table:table-cell>
          <table:table-cell office:value-type="float" office:value="55142310" calcext:value-type="float">
            <text:p>55142310</text:p>
          </table:table-cell>
          <table:table-cell office:value-type="string" calcext:value-type="string">
            <text:p>European, East Asian</text:p>
          </table:table-cell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1.0000000000000001e-11,2.0000000000000002e-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AA1549L</text:p>
          </table:table-cell>
          <table:table-cell office:value-type="float" office:value="25758" calcext:value-type="float">
            <text:p>25758</text:p>
          </table:table-cell>
          <table:table-cell office:value-type="float" office:value="2615943" calcext:value-type="float">
            <text:p>2615943</text:p>
          </table:table-cell>
          <table:table-cell office:value-type="float" office:value="11" calcext:value-type="float">
            <text:p>11</text:p>
          </table:table-cell>
          <table:table-cell office:value-type="float" office:value="33417589" calcext:value-type="float">
            <text:p>33417589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7" calcext:value-type="float">
            <text:p>0.0000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LF3</text:p>
          </table:table-cell>
          <table:table-cell office:value-type="float" office:value="51274" calcext:value-type="float">
            <text:p>51274</text:p>
          </table:table-cell>
          <table:table-cell office:value-type="float" office:value="10008492" calcext:value-type="float">
            <text:p>10008492</text:p>
          </table:table-cell>
          <table:table-cell office:value-type="float" office:value="4" calcext:value-type="float">
            <text:p>4</text:p>
          </table:table-cell>
          <table:table-cell office:value-type="float" office:value="38764099" calcext:value-type="float">
            <text:p>38764099</text:p>
          </table:table-cell>
          <table:table-cell office:value-type="string" calcext:value-type="string">
            <text:p>European</text:p>
          </table:table-cell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intergenic_variant</text:p>
          </table:table-cell>
          <table:table-cell office:value-type="float" office:value="0.000002" calcext:value-type="float">
            <text:p>0.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R2</text:p>
          </table:table-cell>
          <table:table-cell office:value-type="float" office:value="283455" calcext:value-type="float">
            <text:p>283455</text:p>
          </table:table-cell>
          <table:table-cell office:value-type="float" office:value="10431397" calcext:value-type="float">
            <text:p>10431397</text:p>
          </table:table-cell>
          <table:table-cell office:value-type="float" office:value="12" calcext:value-type="float">
            <text:p>12</text:p>
          </table:table-cell>
          <table:table-cell office:value-type="float" office:value="117668389" calcext:value-type="float">
            <text:p>117668389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ron</text:p>
          </table:table-cell>
          <table:table-cell office:value-type="float" office:value="0.000007" calcext:value-type="float">
            <text:p>0.0000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MC3</text:p>
          </table:table-cell>
          <table:table-cell office:value-type="float" office:value="10319" calcext:value-type="float">
            <text:p>10319</text:p>
          </table:table-cell>
          <table:table-cell office:value-type="float" office:value="138913144" calcext:value-type="float">
            <text:p>138913144</text:p>
          </table:table-cell>
          <table:table-cell office:value-type="float" office:value="9" calcext:value-type="float">
            <text:p>9</text:p>
          </table:table-cell>
          <table:table-cell office:value-type="float" office:value="131022553" calcext:value-type="float">
            <text:p>131022553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6e-07,1e-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C00583</text:p>
          </table:table-cell>
          <table:table-cell office:value-type="float" office:value="100113404" calcext:value-type="float">
            <text:p>100113404</text:p>
          </table:table-cell>
          <table:table-cell office:value-type="float" office:value="17277593" calcext:value-type="float">
            <text:p>17277593</text:p>
          </table:table-cell>
          <table:table-cell office:value-type="float" office:value="9" calcext:value-type="float">
            <text:p>9</text:p>
          </table:table-cell>
          <table:table-cell office:value-type="float" office:value="13950594" calcext:value-type="float">
            <text:p>13950594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5" calcext:value-type="float">
            <text:p>0.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C00841</text:p>
          </table:table-cell>
          <table:table-cell office:value-type="float" office:value="283033" calcext:value-type="float">
            <text:p>283033</text:p>
          </table:table-cell>
          <table:table-cell office:value-type="float" office:value="10508881" calcext:value-type="float">
            <text:p>10508881</text:p>
          </table:table-cell>
          <table:table-cell office:value-type="float" office:value="10" calcext:value-type="float">
            <text:p>10</text:p>
          </table:table-cell>
          <table:table-cell office:value-type="float" office:value="44046117" calcext:value-type="float">
            <text:p>44046117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04" calcext:value-type="float">
            <text:p>0.0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C01239</text:p>
          </table:table-cell>
          <table:table-cell office:value-type="float" office:value="441389" calcext:value-type="float">
            <text:p>441389</text:p>
          </table:table-cell>
          <table:table-cell office:value-type="float" office:value="1448792" calcext:value-type="float">
            <text:p>1448792</text:p>
          </table:table-cell>
          <table:table-cell office:value-type="float" office:value="9" calcext:value-type="float">
            <text:p>9</text:p>
          </table:table-cell>
          <table:table-cell office:value-type="float" office:value="22641634" calcext:value-type="float">
            <text:p>22641634</text:p>
          </table:table-cell>
          <table:table-cell office:value-type="string" calcext:value-type="string">
            <text:p>European, East Asian</text:p>
          </table:table-cell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2e-07,1e-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C01365</text:p>
          </table:table-cell>
          <table:table-cell office:value-type="float" office:value="101927007" calcext:value-type="float">
            <text:p>101927007</text:p>
          </table:table-cell>
          <table:table-cell office:value-type="float" office:value="1009077" calcext:value-type="float">
            <text:p>1009077</text:p>
          </table:table-cell>
          <table:table-cell office:value-type="float" office:value="4" calcext:value-type="float">
            <text:p>4</text:p>
          </table:table-cell>
          <table:table-cell office:value-type="float" office:value="119706266" calcext:value-type="float">
            <text:p>119706266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4" calcext:value-type="float">
            <text:p>0.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C02063</text:p>
          </table:table-cell>
          <table:table-cell office:value-type="float" office:value="105374627" calcext:value-type="float">
            <text:p>105374627</text:p>
          </table:table-cell>
          <table:table-cell office:value-type="float" office:value="458649" calcext:value-type="float">
            <text:p>458649</text:p>
          </table:table-cell>
          <table:table-cell office:value-type="float" office:value="5" calcext:value-type="float">
            <text:p>5</text:p>
          </table:table-cell>
          <table:table-cell office:value-type="float" office:value="4269377" calcext:value-type="float">
            <text:p>4269377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C02500</text:p>
          </table:table-cell>
          <table:table-cell office:value-type="float" office:value="101928679" calcext:value-type="float">
            <text:p>101928679</text:p>
          </table:table-cell>
          <table:table-cell office:value-type="float" office:value="11132055" calcext:value-type="float">
            <text:p>11132055</text:p>
          </table:table-cell>
          <table:table-cell office:value-type="float" office:value="4" calcext:value-type="float">
            <text:p>4</text:p>
          </table:table-cell>
          <table:table-cell office:value-type="float" office:value="181401652" calcext:value-type="float">
            <text:p>18140165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008" calcext:value-type="float">
            <text:p>0.00000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100287015</text:p>
          </table:table-cell>
          <table:table-cell office:value-type="float" office:value="100287015" calcext:value-type="float">
            <text:p>100287015</text:p>
          </table:table-cell>
          <table:table-cell office:value-type="float" office:value="7816936" calcext:value-type="float">
            <text:p>7816936</text:p>
          </table:table-cell>
          <table:table-cell office:value-type="float" office:value="8" calcext:value-type="float">
            <text:p>8</text:p>
          </table:table-cell>
          <table:table-cell office:value-type="float" office:value="5213890" calcext:value-type="float">
            <text:p>5213890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100506885</text:p>
          </table:table-cell>
          <table:table-cell office:value-type="float" office:value="100506885" calcext:value-type="float">
            <text:p>100506885</text:p>
          </table:table-cell>
          <table:table-cell office:value-type="float" office:value="6907340" calcext:value-type="float">
            <text:p>6907340</text:p>
          </table:table-cell>
          <table:table-cell office:value-type="float" office:value="6" calcext:value-type="float">
            <text:p>6</text:p>
          </table:table-cell>
          <table:table-cell office:value-type="float" office:value="19803537" calcext:value-type="float">
            <text:p>19803537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nearGene-3</text:p>
          </table:table-cell>
          <table:table-cell office:value-type="float" office:value="0.0000002" calcext:value-type="float">
            <text:p>0.0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ROD2</text:p>
          </table:table-cell>
          <table:table-cell office:value-type="float" office:value="140733" calcext:value-type="float">
            <text:p>140733</text:p>
          </table:table-cell>
          <table:table-cell office:value-type="float" office:value="6075004" calcext:value-type="float">
            <text:p>6075004</text:p>
          </table:table-cell>
          <table:table-cell office:value-type="float" office:value="20" calcext:value-type="float">
            <text:p>20</text:p>
          </table:table-cell>
          <table:table-cell office:value-type="float" office:value="16086119" calcext:value-type="float">
            <text:p>16086119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9" calcext:value-type="float">
            <text:p>0.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3K4</text:p>
          </table:table-cell>
          <table:table-cell office:value-type="float" office:value="4216" calcext:value-type="float">
            <text:p>4216</text:p>
          </table:table-cell>
          <table:table-cell office:value-type="float" office:value="144240142" calcext:value-type="float">
            <text:p>144240142</text:p>
          </table:table-cell>
          <table:table-cell office:value-type="float" office:value="6" calcext:value-type="float">
            <text:p>6</text:p>
          </table:table-cell>
          <table:table-cell office:value-type="float" office:value="161081992" calcext:value-type="float">
            <text:p>161081992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ron_variant</text:p>
          </table:table-cell>
          <table:table-cell office:value-type="float" office:value="0.00000006" calcext:value-type="float">
            <text:p>0.0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KAPK5P1</text:p>
          </table:table-cell>
          <table:table-cell office:value-type="float" office:value="100533849" calcext:value-type="float">
            <text:p>100533849</text:p>
          </table:table-cell>
          <table:table-cell office:value-type="float" office:value="11193561" calcext:value-type="float">
            <text:p>11193561</text:p>
          </table:table-cell>
          <table:table-cell office:value-type="float" office:value="10" calcext:value-type="float">
            <text:p>10</text:p>
          </table:table-cell>
          <table:table-cell office:value-type="float" office:value="107614626" calcext:value-type="float">
            <text:p>107614626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3</text:p>
          </table:table-cell>
          <table:table-cell office:value-type="float" office:value="4140" calcext:value-type="float">
            <text:p>4140</text:p>
          </table:table-cell>
          <table:table-cell office:value-type="float" office:value="7149767" calcext:value-type="float">
            <text:p>7149767</text:p>
          </table:table-cell>
          <table:table-cell office:value-type="float" office:value="14" calcext:value-type="float">
            <text:p>14</text:p>
          </table:table-cell>
          <table:table-cell office:value-type="float" office:value="103397208" calcext:value-type="float">
            <text:p>103397208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7" calcext:value-type="float">
            <text:p>0.0000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IS1</text:p>
          </table:table-cell>
          <table:table-cell office:value-type="float" office:value="4211" calcext:value-type="float">
            <text:p>4211</text:p>
          </table:table-cell>
          <table:table-cell office:value-type="float" office:value="11692361" calcext:value-type="float">
            <text:p>11692361</text:p>
          </table:table-cell>
          <table:table-cell office:value-type="float" office:value="2" calcext:value-type="float">
            <text:p>2</text:p>
          </table:table-cell>
          <table:table-cell office:value-type="float" office:value="66496567" calcext:value-type="float">
            <text:p>66496567</text:p>
          </table:table-cell>
          <table:table-cell office:value-type="string" calcext:value-type="string">
            <text:p>East Asian</text:p>
          </table:table-cell>
          <table:table-cell office:value-type="float" office:value="27506219" calcext:value-type="float">
            <text:p>27506219</text:p>
          </table:table-cell>
          <table:table-cell office:value-type="string" calcext:value-type="string">
            <text:p>intron</text:p>
          </table:table-cell>
          <table:table-cell office:value-type="float" office:value="0.0000004" calcext:value-type="float">
            <text:p>0.0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148A</text:p>
          </table:table-cell>
          <table:table-cell office:value-type="float" office:value="406940" calcext:value-type="float">
            <text:p>406940</text:p>
          </table:table-cell>
          <table:table-cell office:value-type="float" office:value="12700667" calcext:value-type="float">
            <text:p>12700667</text:p>
          </table:table-cell>
          <table:table-cell office:value-type="float" office:value="7" calcext:value-type="float">
            <text:p>7</text:p>
          </table:table-cell>
          <table:table-cell office:value-type="float" office:value="25862019" calcext:value-type="float">
            <text:p>25862019</text:p>
          </table:table-cell>
          <table:table-cell office:value-type="string" calcext:value-type="string">
            <text:p>European,East Asian|European</text:p>
          </table:table-cell>
          <table:table-cell office:value-type="string" calcext:value-type="string">
            <text:p>21151130,23104006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1e-09,4e-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3685</text:p>
          </table:table-cell>
          <table:table-cell office:value-type="float" office:value="100500802" calcext:value-type="float">
            <text:p>100500802</text:p>
          </table:table-cell>
          <table:table-cell office:value-type="float" office:value="10859871" calcext:value-type="float">
            <text:p>10859871</text:p>
          </table:table-cell>
          <table:table-cell office:value-type="float" office:value="12" calcext:value-type="float">
            <text:p>12</text:p>
          </table:table-cell>
          <table:table-cell office:value-type="float" office:value="95318100" calcext:value-type="float">
            <text:p>95318100</text:p>
          </table:table-cell>
          <table:table-cell office:value-type="string" calcext:value-type="string">
            <text:p>East Asian|European</text:p>
          </table:table-cell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intergenic</text:p>
          </table:table-cell>
          <table:table-cell office:value-type="float" office:value="0.0000000000005" calcext:value-type="float">
            <text:p>5E-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4418</text:p>
          </table:table-cell>
          <table:table-cell office:value-type="float" office:value="100616433" calcext:value-type="float">
            <text:p>100616433</text:p>
          </table:table-cell>
          <table:table-cell office:value-type="string" calcext:value-type="string">
            <text:p>16826658,7521902,392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59378,22164231,22166394</text:p>
          </table:table-cell>
          <table:table-cell office:value-type="string" calcext:value-type="string">
            <text:p>East Asian|European,European</text:p>
          </table:table-cell>
          <table:table-cell office:value-type="string" calcext:value-type="string">
            <text:p>20601957,23104006,23472165,28333195</text:p>
          </table:table-cell>
          <table:table-cell office:value-type="string" calcext:value-type="string">
            <text:p>intergenic,intergenic_variant</text:p>
          </table:table-cell>
          <table:table-cell office:value-type="string" calcext:value-type="string">
            <text:p>2e-06,3e-11,8e-07,6e-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AP1</text:p>
          </table:table-cell>
          <table:table-cell office:value-type="float" office:value="64112" calcext:value-type="float">
            <text:p>64112</text:p>
          </table:table-cell>
          <table:table-cell office:value-type="float" office:value="1268843" calcext:value-type="float">
            <text:p>1268843</text:p>
          </table:table-cell>
          <table:table-cell office:value-type="float" office:value="14" calcext:value-type="float">
            <text:p>14</text:p>
          </table:table-cell>
          <table:table-cell office:value-type="float" office:value="93178034" calcext:value-type="float">
            <text:p>93178034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3" calcext:value-type="float">
            <text:p>0.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OH5</text:p>
          </table:table-cell>
          <table:table-cell office:value-type="float" office:value="389690" calcext:value-type="float">
            <text:p>389690</text:p>
          </table:table-cell>
          <table:table-cell office:value-type="float" office:value="6578185" calcext:value-type="float">
            <text:p>6578185</text:p>
          </table:table-cell>
          <table:table-cell office:value-type="float" office:value="8" calcext:value-type="float">
            <text:p>8</text:p>
          </table:table-cell>
          <table:table-cell office:value-type="float" office:value="141447953" calcext:value-type="float">
            <text:p>141447953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stop_lost</text:p>
          </table:table-cell>
          <table:table-cell office:value-type="float" office:value="0.000002" calcext:value-type="float">
            <text:p>0.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ALADL2</text:p>
          </table:table-cell>
          <table:table-cell office:value-type="float" office:value="254827" calcext:value-type="float">
            <text:p>254827</text:p>
          </table:table-cell>
          <table:table-cell office:value-type="float" office:value="517875" calcext:value-type="float">
            <text:p>517875</text:p>
          </table:table-cell>
          <table:table-cell office:value-type="float" office:value="3" calcext:value-type="float">
            <text:p>3</text:p>
          </table:table-cell>
          <table:table-cell office:value-type="float" office:value="174633096" calcext:value-type="float">
            <text:p>174633096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ron_variant</text:p>
          </table:table-cell>
          <table:table-cell office:value-type="float" office:value="0.0000001" calcext:value-type="float">
            <text:p>0.0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E2L3</text:p>
          </table:table-cell>
          <table:table-cell office:value-type="float" office:value="9603" calcext:value-type="float">
            <text:p>9603</text:p>
          </table:table-cell>
          <table:table-cell office:value-type="float" office:value="12700667" calcext:value-type="float">
            <text:p>127006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862019,7p15.2 </text:p>
          </table:table-cell>
          <table:table-cell office:value-type="string" calcext:value-type="string">
            <text:p>European,European, East Asian</text:p>
          </table:table-cell>
          <table:table-cell office:value-type="string" calcext:value-type="string">
            <text:p>28333195,24676472</text:p>
          </table:table-cell>
          <table:table-cell office:value-type="string" calcext:value-type="string">
            <text:p>intergenic_variant,intergenic</text:p>
          </table:table-cell>
          <table:table-cell office:value-type="string" calcext:value-type="string">
            <text:p>6e-07,2e-09,1.6e-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1D2</text:p>
          </table:table-cell>
          <table:table-cell office:value-type="float" office:value="4991" calcext:value-type="float">
            <text:p>4991</text:p>
          </table:table-cell>
          <table:table-cell office:value-type="float" office:value="12449465" calcext:value-type="float">
            <text:p>12449465</text:p>
          </table:table-cell>
          <table:table-cell office:value-type="float" office:value="17" calcext:value-type="float">
            <text:p>17</text:p>
          </table:table-cell>
          <table:table-cell office:value-type="float" office:value="3126260" calcext:value-type="float">
            <text:p>3126260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nearGene-3</text:p>
          </table:table-cell>
          <table:table-cell office:value-type="float" office:value="0.000001" calcext:value-type="float">
            <text:p>0.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1G1</text:p>
          </table:table-cell>
          <table:table-cell office:value-type="float" office:value="8390" calcext:value-type="float">
            <text:p>8390</text:p>
          </table:table-cell>
          <table:table-cell office:value-type="float" office:value="12449465" calcext:value-type="float">
            <text:p>12449465</text:p>
          </table:table-cell>
          <table:table-cell office:value-type="float" office:value="17" calcext:value-type="float">
            <text:p>17</text:p>
          </table:table-cell>
          <table:table-cell office:value-type="float" office:value="3126260" calcext:value-type="float">
            <text:p>3126260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nearGene-3</text:p>
          </table:table-cell>
          <table:table-cell office:value-type="float" office:value="0.000001" calcext:value-type="float">
            <text:p>0.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9Q1</text:p>
          </table:table-cell>
          <table:table-cell office:value-type="float" office:value="219956" calcext:value-type="float">
            <text:p>219956</text:p>
          </table:table-cell>
          <table:table-cell office:value-type="float" office:value="2218868" calcext:value-type="float">
            <text:p>2218868</text:p>
          </table:table-cell>
          <table:table-cell office:value-type="float" office:value="11" calcext:value-type="float">
            <text:p>11</text:p>
          </table:table-cell>
          <table:table-cell office:value-type="float" office:value="58158505" calcext:value-type="float">
            <text:p>58158505</text:p>
          </table:table-cell>
          <table:table-cell office:value-type="string" calcext:value-type="string">
            <text:p>European</text:p>
          </table:table-cell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intron_variant</text:p>
          </table:table-cell>
          <table:table-cell office:value-type="float" office:value="0.00000004" calcext:value-type="float">
            <text:p>0.00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P1P2</text:p>
          </table:table-cell>
          <table:table-cell office:value-type="float" office:value="145" calcext:value-type="float">
            <text:p>145</text:p>
          </table:table-cell>
          <table:table-cell office:value-type="float" office:value="10129516" calcext:value-type="float">
            <text:p>10129516</text:p>
          </table:table-cell>
          <table:table-cell office:value-type="float" office:value="14" calcext:value-type="float">
            <text:p>14</text:p>
          </table:table-cell>
          <table:table-cell office:value-type="float" office:value="63133372" calcext:value-type="float">
            <text:p>6313337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5E-016" calcext:value-type="float">
            <text:p>5E-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E1C</text:p>
          </table:table-cell>
          <table:table-cell office:value-type="float" office:value="5137" calcext:value-type="float">
            <text:p>5137</text:p>
          </table:table-cell>
          <table:table-cell office:value-type="float" office:value="2270221" calcext:value-type="float">
            <text:p>2270221</text:p>
          </table:table-cell>
          <table:table-cell office:value-type="float" office:value="7" calcext:value-type="float">
            <text:p>7</text:p>
          </table:table-cell>
          <table:table-cell office:value-type="float" office:value="31864413" calcext:value-type="float">
            <text:p>31864413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ron</text:p>
          </table:table-cell>
          <table:table-cell office:value-type="float" office:value="0.000001" calcext:value-type="float">
            <text:p>0.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E5A</text:p>
          </table:table-cell>
          <table:table-cell office:value-type="float" office:value="8654" calcext:value-type="float">
            <text:p>8654</text:p>
          </table:table-cell>
          <table:table-cell office:value-type="float" office:value="1009077" calcext:value-type="float">
            <text:p>1009077</text:p>
          </table:table-cell>
          <table:table-cell office:value-type="float" office:value="4" calcext:value-type="float">
            <text:p>4</text:p>
          </table:table-cell>
          <table:table-cell office:value-type="float" office:value="119706266" calcext:value-type="float">
            <text:p>119706266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4" calcext:value-type="float">
            <text:p>0.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S1P2</text:p>
          </table:table-cell>
          <table:table-cell office:value-type="float" office:value="347193" calcext:value-type="float">
            <text:p>347193</text:p>
          </table:table-cell>
          <table:table-cell office:value-type="float" office:value="17277593" calcext:value-type="float">
            <text:p>17277593</text:p>
          </table:table-cell>
          <table:table-cell office:value-type="float" office:value="9" calcext:value-type="float">
            <text:p>9</text:p>
          </table:table-cell>
          <table:table-cell office:value-type="float" office:value="13950594" calcext:value-type="float">
            <text:p>13950594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5" calcext:value-type="float">
            <text:p>0.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GR</text:p>
          </table:table-cell>
          <table:table-cell office:value-type="float" office:value="5241" calcext:value-type="float">
            <text:p>5241</text:p>
          </table:table-cell>
          <table:table-cell office:value-type="float" office:value="523332" calcext:value-type="float">
            <text:p>523332</text:p>
          </table:table-cell>
          <table:table-cell office:value-type="float" office:value="11" calcext:value-type="float">
            <text:p>11</text:p>
          </table:table-cell>
          <table:table-cell office:value-type="float" office:value="101003588" calcext:value-type="float">
            <text:p>101003588</text:p>
          </table:table-cell>
          <table:table-cell office:value-type="string" calcext:value-type="string">
            <text:p>European</text:p>
          </table:table-cell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regulatory_region_variant</text:p>
          </table:table-cell>
          <table:table-cell office:value-type="float" office:value="0.000005" calcext:value-type="float">
            <text:p>0.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AP17</text:p>
          </table:table-cell>
          <table:table-cell office:value-type="float" office:value="170540" calcext:value-type="float">
            <text:p>170540</text:p>
          </table:table-cell>
          <table:table-cell office:value-type="float" office:value="6075004" calcext:value-type="float">
            <text:p>6075004</text:p>
          </table:table-cell>
          <table:table-cell office:value-type="float" office:value="20" calcext:value-type="float">
            <text:p>20</text:p>
          </table:table-cell>
          <table:table-cell office:value-type="float" office:value="16086119" calcext:value-type="float">
            <text:p>16086119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9" calcext:value-type="float">
            <text:p>0.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MD13</text:p>
          </table:table-cell>
          <table:table-cell office:value-type="float" office:value="5719" calcext:value-type="float">
            <text:p>5719</text:p>
          </table:table-cell>
          <table:table-cell office:value-type="float" office:value="6540" calcext:value-type="float">
            <text:p>6540</text:p>
          </table:table-cell>
          <table:table-cell office:value-type="float" office:value="11" calcext:value-type="float">
            <text:p>11</text:p>
          </table:table-cell>
          <table:table-cell office:value-type="float" office:value="252649" calcext:value-type="float">
            <text:p>252649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3_prime_UTR_variant</text:p>
          </table:table-cell>
          <table:table-cell office:value-type="float" office:value="0.000003" calcext:value-type="float">
            <text:p>0.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PRD</text:p>
          </table:table-cell>
          <table:table-cell office:value-type="float" office:value="5789" calcext:value-type="float">
            <text:p>5789</text:p>
          </table:table-cell>
          <table:table-cell office:value-type="float" office:value="2475335" calcext:value-type="float">
            <text:p>2475335</text:p>
          </table:table-cell>
          <table:table-cell office:value-type="float" office:value="9" calcext:value-type="float">
            <text:p>9</text:p>
          </table:table-cell>
          <table:table-cell office:value-type="float" office:value="10260263" calcext:value-type="float">
            <text:p>10260263</text:p>
          </table:table-cell>
          <table:table-cell office:value-type="string" calcext:value-type="string">
            <text:p>European</text:p>
          </table:table-cell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intron_variant</text:p>
          </table:table-cell>
          <table:table-cell office:value-type="float" office:value="0.000002" calcext:value-type="float">
            <text:p>0.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1BP2</text:p>
          </table:table-cell>
          <table:table-cell office:value-type="float" office:value="100128179" calcext:value-type="float">
            <text:p>100128179</text:p>
          </table:table-cell>
          <table:table-cell office:value-type="float" office:value="113850637" calcext:value-type="float">
            <text:p>113850637</text:p>
          </table:table-cell>
          <table:table-cell office:value-type="float" office:value="3" calcext:value-type="float">
            <text:p>3</text:p>
          </table:table-cell>
          <table:table-cell office:value-type="float" office:value="104131556" calcext:value-type="float">
            <text:p>104131556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ergenic_variant</text:p>
          </table:table-cell>
          <table:table-cell office:value-type="float" office:value="0.0000008" calcext:value-type="float">
            <text:p>0.0000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M43</text:p>
          </table:table-cell>
          <table:table-cell office:value-type="float" office:value="375287" calcext:value-type="float">
            <text:p>375287</text:p>
          </table:table-cell>
          <table:table-cell office:value-type="float" office:value="6757804" calcext:value-type="float">
            <text:p>6757804</text:p>
          </table:table-cell>
          <table:table-cell office:value-type="float" office:value="2" calcext:value-type="float">
            <text:p>2</text:p>
          </table:table-cell>
          <table:table-cell office:value-type="float" office:value="150779318" calcext:value-type="float">
            <text:p>150779318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006" calcext:value-type="float">
            <text:p>0.0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FLNA</text:p>
          </table:table-cell>
          <table:table-cell office:value-type="float" office:value="144347" calcext:value-type="float">
            <text:p>144347</text:p>
          </table:table-cell>
          <table:table-cell office:value-type="float" office:value="427244" calcext:value-type="float">
            <text:p>427244</text:p>
          </table:table-cell>
          <table:table-cell office:value-type="float" office:value="12" calcext:value-type="float">
            <text:p>12</text:p>
          </table:table-cell>
          <table:table-cell office:value-type="float" office:value="124120741" calcext:value-type="float">
            <text:p>124120741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04" calcext:value-type="float">
            <text:p>0.0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OJ</text:p>
          </table:table-cell>
          <table:table-cell office:value-type="float" office:value="57381" calcext:value-type="float">
            <text:p>57381</text:p>
          </table:table-cell>
          <table:table-cell office:value-type="float" office:value="10129516" calcext:value-type="float">
            <text:p>10129516</text:p>
          </table:table-cell>
          <table:table-cell office:value-type="float" office:value="14" calcext:value-type="float">
            <text:p>14</text:p>
          </table:table-cell>
          <table:table-cell office:value-type="float" office:value="63133372" calcext:value-type="float">
            <text:p>6313337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5E-016" calcext:value-type="float">
            <text:p>5E-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OU</text:p>
          </table:table-cell>
          <table:table-cell office:value-type="float" office:value="58480" calcext:value-type="float">
            <text:p>58480</text:p>
          </table:table-cell>
          <table:table-cell office:value-type="float" office:value="801112" calcext:value-type="float">
            <text:p>801112</text:p>
          </table:table-cell>
          <table:table-cell office:value-type="float" office:value="1" calcext:value-type="float">
            <text:p>1</text:p>
          </table:table-cell>
          <table:table-cell office:value-type="float" office:value="228860875" calcext:value-type="float">
            <text:p>228860875</text:p>
          </table:table-cell>
          <table:table-cell office:value-type="string" calcext:value-type="string">
            <text:p>East Asian|European</text:p>
          </table:table-cell>
          <table:table-cell office:value-type="float" office:value="20844546" calcext:value-type="float">
            <text:p>20844546</text:p>
          </table:table-cell>
          <table:table-cell office:value-type="string" calcext:value-type="string">
            <text:p>intergenic</text:p>
          </table:table-cell>
          <table:table-cell office:value-type="float" office:value="0.000005" calcext:value-type="float">
            <text:p>0.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7SL822P</text:p>
          </table:table-cell>
          <table:table-cell office:value-type="float" office:value="106479521" calcext:value-type="float">
            <text:p>106479521</text:p>
          </table:table-cell>
          <table:table-cell office:value-type="float" office:value="1903068" calcext:value-type="float">
            <text:p>1903068</text:p>
          </table:table-cell>
          <table:table-cell office:value-type="float" office:value="4" calcext:value-type="float">
            <text:p>4</text:p>
          </table:table-cell>
          <table:table-cell office:value-type="float" office:value="55142310" calcext:value-type="float">
            <text:p>55142310</text:p>
          </table:table-cell>
          <table:table-cell office:value-type="string" calcext:value-type="string">
            <text:p>European, East Asian</text:p>
          </table:table-cell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1.0000000000000001e-11,2.0000000000000002e-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A5SP158</text:p>
          </table:table-cell>
          <table:table-cell office:value-type="float" office:value="100873424" calcext:value-type="float">
            <text:p>100873424</text:p>
          </table:table-cell>
          <table:table-cell office:value-type="float" office:value="10008492" calcext:value-type="float">
            <text:p>10008492</text:p>
          </table:table-cell>
          <table:table-cell office:value-type="float" office:value="4" calcext:value-type="float">
            <text:p>4</text:p>
          </table:table-cell>
          <table:table-cell office:value-type="float" office:value="38764099" calcext:value-type="float">
            <text:p>38764099</text:p>
          </table:table-cell>
          <table:table-cell office:value-type="string" calcext:value-type="string">
            <text:p>European</text:p>
          </table:table-cell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intergenic_variant</text:p>
          </table:table-cell>
          <table:table-cell office:value-type="float" office:value="0.000002" calcext:value-type="float">
            <text:p>0.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A5SP326</text:p>
          </table:table-cell>
          <table:table-cell office:value-type="float" office:value="100873592" calcext:value-type="float">
            <text:p>100873592</text:p>
          </table:table-cell>
          <table:table-cell office:value-type="float" office:value="11193561" calcext:value-type="float">
            <text:p>11193561</text:p>
          </table:table-cell>
          <table:table-cell office:value-type="float" office:value="10" calcext:value-type="float">
            <text:p>10</text:p>
          </table:table-cell>
          <table:table-cell office:value-type="float" office:value="107614626" calcext:value-type="float">
            <text:p>107614626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6757804,67347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779318,151624632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23472165,27513026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6e-08,2.2e-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F144B</text:p>
          </table:table-cell>
          <table:table-cell office:value-type="float" office:value="255488" calcext:value-type="float">
            <text:p>255488</text:p>
          </table:table-cell>
          <table:table-cell office:value-type="float" office:value="6907340" calcext:value-type="float">
            <text:p>6907340</text:p>
          </table:table-cell>
          <table:table-cell office:value-type="float" office:value="6" calcext:value-type="float">
            <text:p>6</text:p>
          </table:table-cell>
          <table:table-cell office:value-type="float" office:value="19803537" calcext:value-type="float">
            <text:p>19803537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nearGene-3</text:p>
          </table:table-cell>
          <table:table-cell office:value-type="float" office:value="0.0000002" calcext:value-type="float">
            <text:p>0.0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U6ATAC13P</text:p>
          </table:table-cell>
          <table:table-cell office:value-type="float" office:value="106479549" calcext:value-type="float">
            <text:p>106479549</text:p>
          </table:table-cell>
          <table:table-cell office:value-type="float" office:value="1432089" calcext:value-type="float">
            <text:p>1432089</text:p>
          </table:table-cell>
          <table:table-cell office:value-type="float" office:value="4" calcext:value-type="float">
            <text:p>4</text:p>
          </table:table-cell>
          <table:table-cell office:value-type="float" office:value="170869637" calcext:value-type="float">
            <text:p>170869637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006" calcext:value-type="float">
            <text:p>0.0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L23AP54</text:p>
          </table:table-cell>
          <table:table-cell office:value-type="float" office:value="100271466" calcext:value-type="float">
            <text:p>100271466</text:p>
          </table:table-cell>
          <table:table-cell office:value-type="float" office:value="7816936" calcext:value-type="float">
            <text:p>7816936</text:p>
          </table:table-cell>
          <table:table-cell office:value-type="float" office:value="8" calcext:value-type="float">
            <text:p>8</text:p>
          </table:table-cell>
          <table:table-cell office:value-type="float" office:value="5213890" calcext:value-type="float">
            <text:p>5213890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L29P26</text:p>
          </table:table-cell>
          <table:table-cell office:value-type="float" office:value="643531" calcext:value-type="float">
            <text:p>643531</text:p>
          </table:table-cell>
          <table:table-cell office:value-type="float" office:value="10859871" calcext:value-type="float">
            <text:p>10859871</text:p>
          </table:table-cell>
          <table:table-cell office:value-type="float" office:value="12" calcext:value-type="float">
            <text:p>12</text:p>
          </table:table-cell>
          <table:table-cell office:value-type="float" office:value="95318100" calcext:value-type="float">
            <text:p>95318100</text:p>
          </table:table-cell>
          <table:table-cell office:value-type="string" calcext:value-type="string">
            <text:p>East Asian|European</text:p>
          </table:table-cell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intergenic</text:p>
          </table:table-cell>
          <table:table-cell office:value-type="float" office:value="0.0000000000005" calcext:value-type="float">
            <text:p>5E-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L24D1P11</text:p>
          </table:table-cell>
          <table:table-cell office:value-type="float" office:value="284288" calcext:value-type="float">
            <text:p>284288</text:p>
          </table:table-cell>
          <table:table-cell office:value-type="float" office:value="2663839" calcext:value-type="float">
            <text:p>2663839</text:p>
          </table:table-cell>
          <table:table-cell office:value-type="float" office:value="18" calcext:value-type="float">
            <text:p>18</text:p>
          </table:table-cell>
          <table:table-cell office:value-type="float" office:value="57818282" calcext:value-type="float">
            <text:p>5781828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9" calcext:value-type="float">
            <text:p>0.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L24D1P7</text:p>
          </table:table-cell>
          <table:table-cell office:value-type="float" office:value="100129861" calcext:value-type="float">
            <text:p>100129861</text:p>
          </table:table-cell>
          <table:table-cell office:value-type="float" office:value="7816936" calcext:value-type="float">
            <text:p>7816936</text:p>
          </table:table-cell>
          <table:table-cell office:value-type="float" office:value="8" calcext:value-type="float">
            <text:p>8</text:p>
          </table:table-cell>
          <table:table-cell office:value-type="float" office:value="5213890" calcext:value-type="float">
            <text:p>5213890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AD1P2</text:p>
          </table:table-cell>
          <table:table-cell office:value-type="float" office:value="400836" calcext:value-type="float">
            <text:p>400836</text:p>
          </table:table-cell>
          <table:table-cell office:value-type="float" office:value="2327293" calcext:value-type="float">
            <text:p>2327293</text:p>
          </table:table-cell>
          <table:table-cell office:value-type="float" office:value="20" calcext:value-type="float">
            <text:p>20</text:p>
          </table:table-cell>
          <table:table-cell office:value-type="float" office:value="10385750" calcext:value-type="float">
            <text:p>10385750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7" calcext:value-type="float">
            <text:p>0.0000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P1</text:p>
          </table:table-cell>
          <table:table-cell office:value-type="float" office:value="8631" calcext:value-type="float">
            <text:p>8631</text:p>
          </table:table-cell>
          <table:table-cell office:value-type="float" office:value="2278868" calcext:value-type="float">
            <text:p>2278868</text:p>
          </table:table-cell>
          <table:table-cell office:value-type="float" office:value="17" calcext:value-type="float">
            <text:p>17</text:p>
          </table:table-cell>
          <table:table-cell office:value-type="float" office:value="48184809" calcext:value-type="float">
            <text:p>48184809</text:p>
          </table:table-cell>
          <table:table-cell office:value-type="string" calcext:value-type="string">
            <text:p>European</text:p>
          </table:table-cell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missense_variant</text:p>
          </table:table-cell>
          <table:table-cell office:value-type="float" office:value="0.0000005" calcext:value-type="float">
            <text:p>0.0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AP25-AS1</text:p>
          </table:table-cell>
          <table:table-cell office:value-type="float" office:value="100131208" calcext:value-type="float">
            <text:p>100131208</text:p>
          </table:table-cell>
          <table:table-cell office:value-type="float" office:value="2327293" calcext:value-type="float">
            <text:p>2327293</text:p>
          </table:table-cell>
          <table:table-cell office:value-type="float" office:value="20" calcext:value-type="float">
            <text:p>20</text:p>
          </table:table-cell>
          <table:table-cell office:value-type="float" office:value="10385750" calcext:value-type="float">
            <text:p>10385750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7" calcext:value-type="float">
            <text:p>0.0000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D1P3</text:p>
          </table:table-cell>
          <table:table-cell office:value-type="float" office:value="101060005" calcext:value-type="float">
            <text:p>101060005</text:p>
          </table:table-cell>
          <table:table-cell office:value-type="float" office:value="16901004" calcext:value-type="float">
            <text:p>16901004</text:p>
          </table:table-cell>
          <table:table-cell office:value-type="float" office:value="8" calcext:value-type="float">
            <text:p>8</text:p>
          </table:table-cell>
          <table:table-cell office:value-type="float" office:value="125958758" calcext:value-type="float">
            <text:p>125958758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ergenic_variant</text:p>
          </table:table-cell>
          <table:table-cell office:value-type="float" office:value="0.0000009" calcext:value-type="float">
            <text:p>0.0000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CS1</text:p>
          </table:table-cell>
          <table:table-cell office:value-type="float" office:value="114815" calcext:value-type="float">
            <text:p>114815</text:p>
          </table:table-cell>
          <table:table-cell office:value-type="float" office:value="11193561" calcext:value-type="float">
            <text:p>11193561</text:p>
          </table:table-cell>
          <table:table-cell office:value-type="float" office:value="10" calcext:value-type="float">
            <text:p>10</text:p>
          </table:table-cell>
          <table:table-cell office:value-type="float" office:value="107614626" calcext:value-type="float">
            <text:p>107614626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ergenic</text:p>
          </table:table-cell>
          <table:table-cell office:value-type="float" office:value="0.000006" calcext:value-type="float">
            <text:p>0.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NE1</text:p>
          </table:table-cell>
          <table:table-cell office:value-type="float" office:value="23345" calcext:value-type="float">
            <text:p>23345</text:p>
          </table:table-cell>
          <table:table-cell office:value-type="string" calcext:value-type="string">
            <text:p>71575922,178039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2232879,152232583</text:p>
          </table:table-cell>
          <table:table-cell office:value-type="string" calcext:value-type="string">
            <text:p>European, East Asian</text:p>
          </table:table-cell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2e-08,7e-08,1e-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NJ2</text:p>
          </table:table-cell>
          <table:table-cell office:value-type="float" office:value="8871" calcext:value-type="float">
            <text:p>8871</text:p>
          </table:table-cell>
          <table:table-cell office:value-type="float" office:value="1750034" calcext:value-type="float">
            <text:p>1750034</text:p>
          </table:table-cell>
          <table:table-cell office:value-type="float" office:value="6" calcext:value-type="float">
            <text:p>6</text:p>
          </table:table-cell>
          <table:table-cell office:value-type="float" office:value="158059112" calcext:value-type="float">
            <text:p>158059112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07" calcext:value-type="float">
            <text:p>0.00000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FAP2D</text:p>
          </table:table-cell>
          <table:table-cell office:value-type="float" office:value="83741" calcext:value-type="float">
            <text:p>83741</text:p>
          </table:table-cell>
          <table:table-cell office:value-type="float" office:value="9349553" calcext:value-type="float">
            <text:p>9349553</text:p>
          </table:table-cell>
          <table:table-cell office:value-type="float" office:value="6" calcext:value-type="float">
            <text:p>6</text:p>
          </table:table-cell>
          <table:table-cell office:value-type="float" office:value="50747694" calcext:value-type="float">
            <text:p>50747694</text:p>
          </table:table-cell>
          <table:table-cell office:value-type="string" calcext:value-type="string">
            <text:p>European</text:p>
          </table:table-cell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intron_variant</text:p>
          </table:table-cell>
          <table:table-cell office:value-type="float" office:value="0.000005" calcext:value-type="float">
            <text:p>0.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LR10</text:p>
          </table:table-cell>
          <table:table-cell office:value-type="float" office:value="81793" calcext:value-type="float">
            <text:p>81793</text:p>
          </table:table-cell>
          <table:table-cell office:value-type="float" office:value="10008492" calcext:value-type="float">
            <text:p>10008492</text:p>
          </table:table-cell>
          <table:table-cell office:value-type="float" office:value="4" calcext:value-type="float">
            <text:p>4</text:p>
          </table:table-cell>
          <table:table-cell office:value-type="float" office:value="38764099" calcext:value-type="float">
            <text:p>38764099</text:p>
          </table:table-cell>
          <table:table-cell office:value-type="string" calcext:value-type="string">
            <text:p>European</text:p>
          </table:table-cell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intergenic_variant</text:p>
          </table:table-cell>
          <table:table-cell office:value-type="float" office:value="0.000002" calcext:value-type="float">
            <text:p>0.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BP1-AS1</text:p>
          </table:table-cell>
          <table:table-cell office:value-type="float" office:value="101929163" calcext:value-type="float">
            <text:p>101929163</text:p>
          </table:table-cell>
          <table:table-cell office:value-type="float" office:value="644045" calcext:value-type="float">
            <text:p>644045</text:p>
          </table:table-cell>
          <table:table-cell office:value-type="float" office:value="6" calcext:value-type="float">
            <text:p>6</text:p>
          </table:table-cell>
          <table:table-cell office:value-type="float" office:value="31916180" calcext:value-type="float">
            <text:p>31916180</text:p>
          </table:table-cell>
          <table:table-cell office:value-type="string" calcext:value-type="string">
            <text:p>European</text:p>
          </table:table-cell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intron_variant</text:p>
          </table:table-cell>
          <table:table-cell office:value-type="float" office:value="0.00000002" calcext:value-type="float">
            <text:p>0.00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NAR</text:p>
          </table:table-cell>
          <table:table-cell office:value-type="float" office:value="100507043" calcext:value-type="float">
            <text:p>100507043</text:p>
          </table:table-cell>
          <table:table-cell office:value-type="float" office:value="71415016" calcext:value-type="float">
            <text:p>71415016</text:p>
          </table:table-cell>
          <table:table-cell office:value-type="float" office:value="14" calcext:value-type="float">
            <text:p>14</text:p>
          </table:table-cell>
          <table:table-cell office:value-type="float" office:value="95977621" calcext:value-type="float">
            <text:p>95977621</text:p>
          </table:table-cell>
          <table:table-cell office:value-type="string" calcext:value-type="string">
            <text:p>European</text:p>
          </table:table-cell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intergenic_variant</text:p>
          </table:table-cell>
          <table:table-cell office:value-type="float" office:value="0.0000003" calcext:value-type="float">
            <text:p>0.0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A52P1</text:p>
          </table:table-cell>
          <table:table-cell office:value-type="float" office:value="7312" calcext:value-type="float">
            <text:p>7312</text:p>
          </table:table-cell>
          <table:table-cell office:value-type="float" office:value="12700667" calcext:value-type="float">
            <text:p>12700667</text:p>
          </table:table-cell>
          <table:table-cell office:value-type="float" office:value="7" calcext:value-type="float">
            <text:p>7</text:p>
          </table:table-cell>
          <table:table-cell office:value-type="float" office:value="25862019" calcext:value-type="float">
            <text:p>25862019</text:p>
          </table:table-cell>
          <table:table-cell office:value-type="string" calcext:value-type="string">
            <text:p>European,East Asian|European</text:p>
          </table:table-cell>
          <table:table-cell office:value-type="string" calcext:value-type="string">
            <text:p>21151130,23104006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1e-09,4e-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A52P6</text:p>
          </table:table-cell>
          <table:table-cell office:value-type="float" office:value="100130239" calcext:value-type="float">
            <text:p>100130239</text:p>
          </table:table-cell>
          <table:table-cell office:value-type="float" office:value="1537377" calcext:value-type="float">
            <text:p>1537377</text:p>
          </table:table-cell>
          <table:table-cell office:value-type="float" office:value="9" calcext:value-type="float">
            <text:p>9</text:p>
          </table:table-cell>
          <table:table-cell office:value-type="float" office:value="22169701" calcext:value-type="float">
            <text:p>22169701</text:p>
          </table:table-cell>
          <table:table-cell office:value-type="string" calcext:value-type="string">
            <text:p>East Asian|European</text:p>
          </table:table-cell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intergenic</text:p>
          </table:table-cell>
          <table:table-cell office:value-type="float" office:value="0.000000002" calcext:value-type="float">
            <text:p>0.00000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QCRFS1P3</text:p>
          </table:table-cell>
          <table:table-cell office:value-type="float" office:value="100130994" calcext:value-type="float">
            <text:p>100130994</text:p>
          </table:table-cell>
          <table:table-cell office:value-type="float" office:value="7739264" calcext:value-type="float">
            <text:p>7739264</text:p>
          </table:table-cell>
          <table:table-cell office:value-type="float" office:value="6" calcext:value-type="float">
            <text:p>6</text:p>
          </table:table-cell>
          <table:table-cell office:value-type="float" office:value="19785357" calcext:value-type="float">
            <text:p>19785357</text:p>
          </table:table-cell>
          <table:table-cell office:value-type="string" calcext:value-type="string">
            <text:p>East Asian|European</text:p>
          </table:table-cell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intergenic</text:p>
          </table:table-cell>
          <table:table-cell office:value-type="float" office:value="0.0000000004" calcext:value-type="float">
            <text:p>4E-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ZT</text:p>
          </table:table-cell>
          <table:table-cell office:value-type="float" office:value="55591" calcext:value-type="float">
            <text:p>55591</text:p>
          </table:table-cell>
          <table:table-cell office:value-type="string" calcext:value-type="string">
            <text:p>10859871,3596,47623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5318100,95302644,95275175,95711626</text:p>
          </table:table-cell>
          <table:table-cell office:value-type="string" calcext:value-type="string">
            <text:p>East Asian|European,European,European, East Asian</text:p>
          </table:table-cell>
          <table:table-cell office:value-type="string" calcext:value-type="string">
            <text:p>23104006,23472165,28537267,24676470,28901454</text:p>
          </table:table-cell>
          <table:table-cell office:value-type="string" calcext:value-type="string">
            <text:p>intergenic,ncRNA,intron_variant</text:p>
          </table:table-cell>
          <table:table-cell office:value-type="string" calcext:value-type="string">
            <text:p>5e-13,2e-06,4e-06,2e-09,1e-06,4.8e-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16826658,7521902,2235529,10917151,4654783,55938609,3920498,12037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59378,22164231,22123994,22096228,22113027,22143958,22166394,22135618,22490474</text:p>
          </table:table-cell>
          <table:table-cell office:value-type="string" calcext:value-type="string">
            <text:p>East Asian|European,European,European, East Asian</text:p>
          </table:table-cell>
          <table:table-cell office:value-type="string" calcext:value-type="string">
            <text:p>20601957,23104006,23472165,28333195,28537267,24676469,28901453</text:p>
          </table:table-cell>
          <table:table-cell office:value-type="string" calcext:value-type="string">
            <text:p>intergenic,intron,5_prime_UTR_variant,intergenic_variant,intron_variant</text:p>
          </table:table-cell>
          <table:table-cell office:value-type="string" calcext:value-type="string">
            <text:p>2e-06,3e-11,3e-09,7e-09,8e-07,6e-06,6e-07,9.000000000000001e-17,1e-12,1.8e-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BTB40</text:p>
          </table:table-cell>
          <table:table-cell office:value-type="float" office:value="9923" calcext:value-type="float">
            <text:p>9923</text:p>
          </table:table-cell>
          <table:table-cell office:value-type="float" office:value="2235529" calcext:value-type="float">
            <text:p>2235529</text:p>
          </table:table-cell>
          <table:table-cell office:value-type="float" office:value="1" calcext:value-type="float">
            <text:p>1</text:p>
          </table:table-cell>
          <table:table-cell office:value-type="float" office:value="22123994" calcext:value-type="float">
            <text:p>22123994</text:p>
          </table:table-cell>
          <table:table-cell office:value-type="string" calcext:value-type="string">
            <text:p>European</text:p>
          </table:table-cell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intron</text:p>
          </table:table-cell>
          <table:table-cell office:value-type="float" office:value="0.000000003" calcext:value-type="float">
            <text:p>0.000000003</text:p>
          </table:table-cell>
          <table:table-cell table:number-columns-repeated="1015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8T16:53:35.280754149</dc:date>
    <meta:editing-duration>PT1M31S</meta:editing-duration>
    <meta:editing-cycles>1</meta:editing-cycles>
    <meta:document-statistic meta:table-count="1" meta:cell-count="1359" meta:object-count="0"/>
    <meta:generator>LibreOffice/5.1.6.2$Linux_X86_64 LibreOffice_project/10m0$Build-2</meta:generator>
  </office:meta>
</office:document-meta>
</file>